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5in" fo:margin-right="0in" fo:margin-top="0in" fo:margin-bottom="0in" fo:text-indent="0in" style:auto-text-indent="false"/>
    </style:style>
    <style:style style:name="P4" style:family="paragraph" style:parent-style-name="Standard">
      <style:paragraph-properties fo:margin-left="0.5in" fo:margin-right="0in" fo:margin-top="0in" fo:margin-bottom="0in" fo:text-indent="0in" style:auto-text-indent="false">
        <style:tab-stops>
          <style:tab-stop style:position="0.5in"/>
          <style:tab-stop style:position="1in"/>
          <style:tab-stop style:position="1.5in"/>
          <style:tab-stop style:position="2in"/>
        </style:tab-stops>
      </style:paragraph-properties>
    </style:style>
    <style:style style:name="P5" style:family="paragraph" style:parent-style-name="Standard">
      <style:paragraph-properties fo:margin-top="0in" fo:margin-bottom="0in"/>
    </style:style>
    <style:style style:name="P6" style:family="paragraph" style:parent-style-name="Standard" style:list-style-name="WWNum6">
      <style:paragraph-properties fo:margin-top="0in" fo:margin-bottom="0in" style:line-height-at-least="0.0693in"/>
    </style:style>
    <style:style style:name="P7" style:family="paragraph" style:parent-style-name="Standard">
      <style:paragraph-properties fo:margin-left="1in" fo:margin-right="0in" fo:margin-top="0in" fo:margin-bottom="0in" fo:text-indent="0in" style:auto-text-indent="false"/>
    </style:style>
    <style:style style:name="P8" style:family="paragraph" style:parent-style-name="Standard">
      <style:paragraph-properties fo:margin-left="0in" fo:margin-right="0in" fo:margin-top="0in" fo:margin-bottom="0in" fo:text-indent="0.5in" style:auto-text-indent="false"/>
    </style:style>
    <style:style style:name="P9" style:family="paragraph" style:parent-style-name="Standard">
      <style:paragraph-properties fo:margin-left="0.5in" fo:margin-right="0in" fo:margin-top="0in" fo:margin-bottom="0in" fo:text-indent="0.0209in" style:auto-text-indent="false"/>
    </style:style>
    <style:style style:name="P10" style:family="paragraph" style:parent-style-name="Standard" style:list-style-name="WWNum17">
      <style:paragraph-properties fo:margin-top="0.0193in" fo:margin-bottom="0.0193in" fo:line-height="100%" fo:hyphenation-ladder-count="no-limit"/>
      <style:text-properties fo:hyphenate="true" fo:hyphenation-remain-char-count="2" fo:hyphenation-push-char-count="2"/>
    </style:style>
    <style:style style:name="P11" style:family="paragraph" style:parent-style-name="Standard" style:list-style-name="WWNum18">
      <style:paragraph-properties fo:margin-top="0.0193in" fo:margin-bottom="0.0193in" fo:line-height="100%" fo:hyphenation-ladder-count="no-limit"/>
      <style:text-properties fo:hyphenate="true" fo:hyphenation-remain-char-count="2" fo:hyphenation-push-char-count="2"/>
    </style:style>
    <style:style style:name="P12" style:family="paragraph" style:parent-style-name="Standard" style:list-style-name="WWNum6">
      <style:paragraph-properties fo:margin-top="0.0193in" fo:margin-bottom="0.0193in" style:line-height-at-least="0.0693in"/>
    </style:style>
    <style:style style:name="P13" style:family="paragraph" style:parent-style-name="Standard">
      <style:paragraph-properties fo:margin-left="0.25in" fo:margin-right="0in" fo:margin-top="0in" fo:margin-bottom="0in" fo:text-indent="0in" style:auto-text-indent="false"/>
    </style:style>
    <style:style style:name="P14" style:family="paragraph" style:parent-style-name="Standard">
      <style:paragraph-properties fo:margin-left="0.75in" fo:margin-right="0in" fo:margin-top="0in" fo:margin-bottom="0in" fo:text-indent="0in" style:auto-text-indent="false"/>
    </style:style>
    <style:style style:name="P15" style:family="paragraph" style:parent-style-name="Standard">
      <style:paragraph-properties fo:margin-left="0in" fo:margin-right="0in" fo:margin-top="0in" fo:margin-bottom="0in" fo:text-indent="0.25in" style:auto-text-indent="false"/>
    </style:style>
    <style:style style:name="P16" style:family="paragraph" style:parent-style-name="Heading_20_2" style:list-style-name="WWNum3"/>
    <style:style style:name="P17" style:family="paragraph" style:parent-style-name="Heading_20_1" style:list-style-name="WWNum2"/>
    <style:style style:name="P18" style:family="paragraph" style:parent-style-name="Heading_20_1" style:list-style-name="WWNum2">
      <style:paragraph-properties fo:break-before="page"/>
    </style:style>
    <style:style style:name="P19" style:family="paragraph" style:parent-style-name="List_20_Paragraph" style:list-style-name="WWNum10"/>
    <style:style style:name="P20" style:family="paragraph" style:parent-style-name="List_20_Paragraph" style:list-style-name="WWNum4"/>
    <style:style style:name="P21" style:family="paragraph" style:parent-style-name="List_20_Paragraph" style:list-style-name="WWNum12"/>
    <style:style style:name="P22" style:family="paragraph" style:parent-style-name="List_20_Paragraph" style:list-style-name="WWNum5"/>
    <style:style style:name="P23" style:family="paragraph" style:parent-style-name="List_20_Paragraph" style:list-style-name="WWNum7"/>
    <style:style style:name="P24" style:family="paragraph" style:parent-style-name="List_20_Paragraph" style:list-style-name="WWNum8"/>
    <style:style style:name="P25" style:family="paragraph" style:parent-style-name="List_20_Paragraph" style:list-style-name="WWNum14">
      <style:paragraph-properties fo:margin-top="0in" fo:margin-bottom="0in" style:line-height-at-least="0.0693in"/>
    </style:style>
    <style:style style:name="P26" style:family="paragraph" style:parent-style-name="List_20_Paragraph" style:list-style-name="WWNum12">
      <style:paragraph-properties fo:margin-top="0in" fo:margin-bottom="0in"/>
    </style:style>
    <style:style style:name="P27" style:family="paragraph" style:parent-style-name="List_20_Paragraph" style:list-style-name="WWNum16">
      <style:paragraph-properties fo:margin-top="0in" fo:margin-bottom="0in"/>
    </style:style>
    <style:style style:name="P28" style:family="paragraph" style:parent-style-name="List_20_Paragraph" style:list-style-name="WWNum13">
      <style:paragraph-properties fo:margin-top="0in" fo:margin-bottom="0in"/>
    </style:style>
    <style:style style:name="P29" style:family="paragraph" style:parent-style-name="List_20_Paragraph" style:list-style-name="WWNum9">
      <style:paragraph-properties fo:margin-top="0in" fo:margin-bottom="0in"/>
    </style:style>
    <style:style style:name="P30" style:family="paragraph" style:parent-style-name="List_20_Paragraph" style:list-style-name="WWNum15">
      <style:paragraph-properties fo:margin-top="0in" fo:margin-bottom="0in"/>
    </style:style>
    <style:style style:name="P31" style:family="paragraph" style:parent-style-name="List_20_Paragraph" style:list-style-name="WWNum4">
      <style:paragraph-properties fo:margin-left="1in" fo:margin-right="0in" fo:margin-top="0in" fo:margin-bottom="0in" fo:text-indent="0in" style:auto-text-indent="false"/>
    </style:style>
    <style:style style:name="P32" style:family="paragraph" style:parent-style-name="List_20_Paragraph">
      <style:paragraph-properties fo:margin-left="0in" fo:margin-right="0in" fo:text-indent="0in" style:auto-text-indent="false"/>
    </style:style>
    <style:style style:name="P33" style:family="paragraph" style:parent-style-name="List_20_Paragraph" style:list-style-name="WWNum11">
      <style:paragraph-properties fo:margin-top="0.0193in" fo:margin-bottom="0.0193in" style:line-height-at-least="0.0693in"/>
    </style:style>
    <style:style style:name="P34" style:family="paragraph" style:parent-style-name="Contents_20_1">
      <style:paragraph-properties>
        <style:tab-stops>
          <style:tab-stop style:position="6.5in" style:type="right" style:leader-style="dotted" style:leader-text="."/>
          <style:tab-stop style:position="6.9252in" style:type="right" style:leader-style="dotted" style:leader-text="."/>
        </style:tab-stops>
      </style:paragraph-properties>
    </style:style>
    <style:style style:name="P35" style:family="paragraph" style:parent-style-name="Contents_20_1">
      <style:paragraph-properties>
        <style:tab-stops>
          <style:tab-stop style:position="6.5in" style:type="right" style:leader-style="dotted" style:leader-text="."/>
        </style:tab-stops>
      </style:paragraph-properties>
    </style:style>
    <style:style style:name="P36" style:family="paragraph" style:parent-style-name="Contents_20_Heading">
      <style:paragraph-properties fo:break-before="page"/>
    </style:style>
    <style:style style:name="P37" style:family="paragraph" style:parent-style-name="Contents_20_Heading" style:master-page-name="Standard">
      <style:paragraph-properties style:page-number="auto"/>
    </style:style>
    <style:style style:name="P38" style:family="paragraph" style:parent-style-name="Normal_20__28_Web_29_">
      <style:paragraph-properties fo:margin-left="0.5in" fo:margin-right="0in" fo:text-indent="0in" style:auto-text-indent="false"/>
    </style:style>
    <style:style style:name="P39" style:family="paragraph" style:parent-style-name="Contents_20_2">
      <style:paragraph-properties>
        <style:tab-stops>
          <style:tab-stop style:position="6.6528in" style:type="right" style:leader-style="dotted" style:leader-text="."/>
          <style:tab-stop style:position="7.1866in" style:type="right" style:leader-style="dotted" style:leader-text="."/>
        </style:tab-stops>
      </style:paragraph-properties>
    </style:style>
    <style:style style:name="P40" style:family="paragraph" style:parent-style-name="Contents_20_2">
      <style:paragraph-properties>
        <style:tab-stops>
          <style:tab-stop style:position="6.8055in" style:type="right" style:leader-style="dotted" style:leader-text="."/>
          <style:tab-stop style:position="7.1866in" style:type="right" style:leader-style="dotted" style:leader-text="."/>
        </style:tab-stops>
      </style:paragraph-properties>
    </style:style>
    <style:style style:name="P41" style:family="paragraph" style:parent-style-name="Contents_20_2">
      <style:paragraph-properties>
        <style:tab-stops>
          <style:tab-stop style:position="6.9583in" style:type="right" style:leader-style="dotted" style:leader-text="."/>
          <style:tab-stop style:position="7.1866in" style:type="right" style:leader-style="dotted" style:leader-text="."/>
        </style:tab-stops>
      </style:paragraph-properties>
    </style:style>
    <style:style style:name="P42" style:family="paragraph" style:parent-style-name="Contents_20_2">
      <style:paragraph-properties>
        <style:tab-stops>
          <style:tab-stop style:position="6.5in" style:type="right" style:leader-style="dotted" style:leader-text="."/>
        </style:tab-stops>
      </style:paragraph-properties>
    </style:style>
    <style:style style:name="P43" style:family="paragraph" style:parent-style-name="Contents_20_4">
      <style:paragraph-properties>
        <style:tab-stops>
          <style:tab-stop style:position="6.5in" style:type="right" style:leader-style="dotted" style:leader-text="."/>
        </style:tab-stops>
      </style:paragraph-properties>
    </style:style>
    <style:style style:name="P44" style:family="paragraph" style:parent-style-name="Style1">
      <style:paragraph-properties fo:margin-left="0.5in" fo:margin-right="0in" fo:text-indent="0in" style:auto-text-indent="false"/>
    </style:style>
    <style:style style:name="P45" style:family="paragraph" style:parent-style-name="Style1">
      <style:paragraph-properties fo:margin-left="0in" fo:margin-right="0in" fo:text-indent="0.5in" style:auto-text-indent="false"/>
    </style:style>
    <style:style style:name="T1" style:family="text">
      <style:text-properties fo:font-size="20pt" style:font-size-asian="20pt"/>
    </style:style>
    <style:style style:name="T2" style:family="text">
      <style:text-properties style:font-name-asian="Times New Roman1"/>
    </style:style>
    <style:style style:name="T3" style:family="text">
      <style:text-properties style:font-name-asian="Times New Roman1" style:font-name-complex="Times New Roman1"/>
    </style:style>
    <style:style style:name="T4" style:family="text">
      <style:text-properties style:font-name-asian="Times New Roman1" style:font-name-complex="Calibri1"/>
    </style:style>
    <style:style style:name="T5" style:family="text">
      <style:text-properties fo:color="#00000a"/>
    </style:style>
    <style:style style:name="T6" style:family="text">
      <style:text-properties fo:color="#00000a" fo:font-size="16pt" style:font-size-asian="16pt" style:font-size-complex="16pt"/>
    </style:style>
    <style:style style:name="T7" style:family="text">
      <style:text-properties fo:color="#00000a" style:text-underline-style="none"/>
    </style:style>
    <style:style style:name="T8" style:family="text">
      <style:text-properties fo:font-weight="bold" style:font-weight-asian="bold"/>
    </style:style>
    <style:style style:name="T9" style:family="text">
      <style:text-properties fo:color="#424240" style:font-name="Helvetica" fo:font-size="9pt" style:font-name-asian="Times New Roman1" style:font-size-asian="9pt" style:font-name-complex="Helvetica1" style:font-size-complex="9pt"/>
    </style:style>
    <style:style style:name="T10" style:family="text">
      <style:text-properties style:font-name="Calibri" fo:font-size="11pt" style:font-size-asian="11pt" style:font-name-complex="Calibri1" style:font-size-complex="11pt"/>
    </style:style>
    <style:style style:name="T11" style:family="text">
      <style:text-properties fo:font-style="italic" style:font-style-asian="italic"/>
    </style:style>
    <style:style style:name="T12" style:family="text">
      <style:text-properties fo:font-style="italic" style:font-style-asian="italic" style:font-style-complex="italic"/>
    </style:style>
    <style:style style:name="T13" style:family="text">
      <style:text-properties fo:font-style="italic" fo:font-weight="bold" style:font-style-asian="italic" style:font-weight-asian="bold"/>
    </style:style>
    <style:style style:name="T14" style:family="text">
      <style:text-properties fo:color="#000000"/>
    </style:style>
    <style:style style:name="T15" style:family="text">
      <style:text-properties fo:color="#000000" style:font-name-asian="Times New Roman1"/>
    </style:style>
    <style:style style:name="T16" style:family="text">
      <style:text-properties fo:color="#000000" style:text-underline-style="none"/>
    </style:style>
    <style:style style:name="T17" style:family="text">
      <style:text-properties fo:font-size="10.5pt" style:font-name-asian="Times New Roman1" style:font-size-asian="10.5pt" style:font-name-complex="Calibri1" style:font-size-complex="10.5pt"/>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1"/>
      <text:p text:style-name="P1"><text:span text:style-name="T1">OpenStack Community</text:span></text:p>
      <text:p text:style-name="P1"><text:span text:style-name="T1">Welcome Guide</text:span></text:p>
      <text:p text:style-name="P1"/>
      <text:p text:style-name="P36"><text:bookmark-start text:name="_Toc204412932"/>Contents<text:bookmark-end text:name="_Toc204412932"/></text:p>
      <text:p text:style-name="Footer"/>
      <text:p text:style-name="Footer"/>
      <text:p text:style-name="Footer"/>
      <text:section text:style-name="Sect1" text:name="TextSection">
        <text:p text:style-name="Standard"><text:a xlink:type="simple" xlink:href="#__RefHeading__1480_414702808"/></text:p>
        <text:p text:style-name="Standard"/>
      </text:section>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5"><text:a xlink:type="simple" xlink:href="#__RefHeading__1480_414702808" text:style-name="Index_20_Link" text:visited-style-name="Index_20_Link">Getting Started with the OpenStack Community<text:tab/>5</text:a></text:p>
          <text:p text:style-name="P35"><text:a xlink:type="simple" xlink:href="#__RefHeading__1482_414702808" text:style-name="Index_20_Link" text:visited-style-name="Index_20_Link">What is OpenStack? <text:tab/>5</text:a></text:p>
          <text:p text:style-name="P42"><text:a xlink:type="simple" xlink:href="#__RefHeading__1484_414702808" text:style-name="Index_20_Link" text:visited-style-name="Index_20_Link">OpenStack Principles<text:tab/>5</text:a></text:p>
          <text:p text:style-name="P42"><text:a xlink:type="simple" xlink:href="#__RefHeading__1486_414702808" text:style-name="Index_20_Link" text:visited-style-name="Index_20_Link">OpenStack Projects<text:tab/>5</text:a></text:p>
          <text:p text:style-name="P42"><text:a xlink:type="simple" xlink:href="#__RefHeading__1488_414702808" text:style-name="Index_20_Link" text:visited-style-name="Index_20_Link">Release Process<text:tab/>5</text:a></text:p>
          <text:p text:style-name="P42"><text:a xlink:type="simple" xlink:href="#__RefHeading__1490_414702808" text:style-name="Index_20_Link" text:visited-style-name="Index_20_Link">Governance<text:tab/>7</text:a></text:p>
          <text:p text:style-name="P35"><text:a xlink:type="simple" xlink:href="#__RefHeading__1492_414702808" text:style-name="Index_20_Link" text:visited-style-name="Index_20_Link">OpenStack Community<text:tab/>8</text:a></text:p>
          <text:p text:style-name="P42"><text:a xlink:type="simple" xlink:href="#__RefHeading__1494_414702808" text:style-name="Index_20_Link" text:visited-style-name="Index_20_Link">OpenStack Developers <text:tab/>8</text:a></text:p>
          <text:p text:style-name="P42"><text:a xlink:type="simple" xlink:href="#__RefHeading__1496_414702808" text:style-name="Index_20_Link" text:visited-style-name="Index_20_Link">Nova Developers<text:tab/>10</text:a></text:p>
          <text:p text:style-name="P42"><text:a xlink:type="simple" xlink:href="#__RefHeading__1498_414702808" text:style-name="Index_20_Link" text:visited-style-name="Index_20_Link">Swift Developers<text:tab/>10</text:a></text:p>
          <text:p text:style-name="P42"><text:a xlink:type="simple" xlink:href="#__RefHeading__1500_414702808" text:style-name="Index_20_Link" text:visited-style-name="Index_20_Link">Glance Developers<text:tab/>10</text:a></text:p>
          <text:p text:style-name="P42"><text:a xlink:type="simple" xlink:href="#__RefHeading__1544_158990343" text:style-name="Index_20_Link" text:visited-style-name="Index_20_Link">Keystone Developers<text:tab/>11</text:a></text:p>
          <text:p text:style-name="P42"><text:a xlink:type="simple" xlink:href="#__RefHeading__1546_158990343" text:style-name="Index_20_Link" text:visited-style-name="Index_20_Link">Horizon Developers<text:tab/>11</text:a></text:p>
          <text:p text:style-name="P42"><text:a xlink:type="simple" xlink:href="#__RefHeading__1548_158990343" text:style-name="Index_20_Link" text:visited-style-name="Index_20_Link">Quantum Developers<text:tab/>11</text:a></text:p>
          <text:p text:style-name="P42"><text:a xlink:type="simple" xlink:href="#__RefHeading__1502_414702808" text:style-name="Index_20_Link" text:visited-style-name="Index_20_Link">Community Projects<text:tab/>11</text:a></text:p>
          <text:p text:style-name="P42"><text:a xlink:type="simple" xlink:href="#__RefHeading__1504_414702808" text:style-name="Index_20_Link" text:visited-style-name="Index_20_Link">OpenStack Ecosystem<text:tab/>11</text:a></text:p>
          <text:p text:style-name="P42"><text:a xlink:type="simple" xlink:href="#__RefHeading__1506_414702808" text:style-name="Index_20_Link" text:visited-style-name="Index_20_Link">OpenStack Users<text:tab/>12</text:a></text:p>
          <text:p text:style-name="P43"><text:a xlink:type="simple" xlink:href="#__RefHeading__1550_158990343" text:style-name="Index_20_Link" text:visited-style-name="Index_20_Link">Ubuntu<text:tab/>12</text:a></text:p>
          <text:p text:style-name="P43"><text:a xlink:type="simple" xlink:href="#__RefHeading__1552_158990343" text:style-name="Index_20_Link" text:visited-style-name="Index_20_Link">Red Hat Enterprise Linux / Fedora<text:tab/>12</text:a></text:p>
          <text:p text:style-name="P35"><text:a xlink:type="simple" xlink:href="#__RefHeading__1508_414702808" text:style-name="Index_20_Link" text:visited-style-name="Index_20_Link">Community Support Tools<text:tab/>14</text:a></text:p>
          <text:p text:style-name="P35"><text:a xlink:type="simple" xlink:href="#__RefHeading__1510_414702808" text:style-name="Index_20_Link" text:visited-style-name="Index_20_Link">Mailing Lists<text:tab/>15</text:a></text:p>
          <text:p text:style-name="P35"><text:a xlink:type="simple" xlink:href="#__RefHeading__1512_414702808" text:style-name="Index_20_Link" text:visited-style-name="Index_20_Link">Documentation<text:tab/>15</text:a></text:p>
          <text:p text:style-name="P35"><text:a xlink:type="simple" xlink:href="#__RefHeading__1514_414702808" text:style-name="Index_20_Link" text:visited-style-name="Index_20_Link">Social Networks and blogs<text:tab/>16</text:a></text:p>
          <text:p text:style-name="P35"><text:a xlink:type="simple" xlink:href="#__RefHeading__1516_414702808" text:style-name="Index_20_Link" text:visited-style-name="Index_20_Link">Events<text:tab/>16</text:a></text:p>
          <text:p text:style-name="P35"><text:a xlink:type="simple" xlink:href="#__RefHeading__1518_414702808" text:style-name="Index_20_Link" text:visited-style-name="Index_20_Link">OpenStack Website Layout<text:tab/>17</text:a></text:p>
          <text:p text:style-name="P42"><text:a xlink:type="simple" xlink:href="#__RefHeading__1520_414702808" text:style-name="Index_20_Link" text:visited-style-name="Index_20_Link">Home <text:tab/>17</text:a></text:p>
          <text:p text:style-name="P42"><text:soft-page-break/><text:a xlink:type="simple" xlink:href="#__RefHeading__1522_414702808" text:style-name="Index_20_Link" text:visited-style-name="Index_20_Link">Projects<text:tab/>17</text:a></text:p>
          <text:p text:style-name="P42"><text:a xlink:type="simple" xlink:href="#__RefHeading__1524_414702808" text:style-name="Index_20_Link" text:visited-style-name="Index_20_Link">Community<text:tab/>17</text:a></text:p>
          <text:p text:style-name="P42"><text:a xlink:type="simple" xlink:href="#__RefHeading__1526_414702808" text:style-name="Index_20_Link" text:visited-style-name="Index_20_Link">Blog<text:tab/>18</text:a></text:p>
          <text:p text:style-name="P42"><text:a xlink:type="simple" xlink:href="#__RefHeading__1528_414702808" text:style-name="Index_20_Link" text:visited-style-name="Index_20_Link">Wiki<text:tab/>18</text:a></text:p>
          <text:p text:style-name="P42"><text:a xlink:type="simple" xlink:href="#__RefHeading__1530_414702808" text:style-name="Index_20_Link" text:visited-style-name="Index_20_Link">Documentation<text:tab/>18</text:a></text:p>
          <text:p text:style-name="P35"><text:a xlink:type="simple" xlink:href="#__RefHeading__1532_414702808" text:style-name="Index_20_Link" text:visited-style-name="Index_20_Link">OpenStack Wiki Layout<text:tab/>18</text:a></text:p>
          <text:p text:style-name="P42"><text:a xlink:type="simple" xlink:href="#__RefHeading__1534_414702808" text:style-name="Index_20_Link" text:visited-style-name="Index_20_Link">Starting Page<text:tab/>19</text:a></text:p>
          <text:p text:style-name="P42"><text:a xlink:type="simple" xlink:href="#__RefHeading__1536_414702808" text:style-name="Index_20_Link" text:visited-style-name="Index_20_Link">Recent Changes<text:tab/>19</text:a></text:p>
          <text:p text:style-name="P42"><text:a xlink:type="simple" xlink:href="#__RefHeading__1538_414702808" text:style-name="Index_20_Link" text:visited-style-name="Index_20_Link">Find Page<text:tab/>19</text:a></text:p>
          <text:p text:style-name="P42"><text:a xlink:type="simple" xlink:href="#__RefHeading__1540_414702808" text:style-name="Index_20_Link" text:visited-style-name="Index_20_Link">Help Contents<text:tab/>19</text:a></text:p>
        </text:index-body>
      </text:table-of-content>
      <text:section text:style-name="Sect1" text:name="Section1">
        <text:p text:style-name="P39"/>
        <text:p text:style-name="Standard"/>
      </text:section>
      <text:section text:style-name="Sect1" text:name="Section2">
        <text:p text:style-name="P40"/>
        <text:p text:style-name="Standard"/>
      </text:section>
      <text:section text:style-name="Sect1" text:name="Section3">
        <text:p text:style-name="P34"><text:a xlink:type="simple" xlink:href="#__RefHeading__1480_414702808"><text:span text:style-name="Internet_20_link">What is OpenStack? <text:tab/>3</text:span></text:a></text:p>
        <text:p text:style-name="P41"><text:a xlink:type="simple" xlink:href="#__RefHeading__1480_414702808"><text:span text:style-name="Internet_20_link">OpenStack Principles<text:tab/>3</text:span></text:a></text:p>
        <text:p text:style-name="P41"><text:a xlink:type="simple" xlink:href="#__RefHeading__1480_414702808"><text:span text:style-name="Internet_20_link">OpenStack Projects<text:tab/>3</text:span></text:a></text:p>
        <text:p text:style-name="P41"><text:a xlink:type="simple" xlink:href="#__RefHeading__1480_414702808"><text:span text:style-name="Internet_20_link">Release Process<text:tab/>3</text:span></text:a></text:p>
        <text:p text:style-name="P41"><text:a xlink:type="simple" xlink:href="#__RefHeading__1480_414702808"><text:span text:style-name="Internet_20_link">Governance<text:tab/>5</text:span></text:a></text:p>
        <text:p text:style-name="P34"><text:a xlink:type="simple" xlink:href="#__RefHeading__1480_414702808"><text:span text:style-name="Internet_20_link">OpenStack Community<text:tab/>6</text:span></text:a></text:p>
        <text:p text:style-name="P41"><text:a xlink:type="simple" xlink:href="#__RefHeading__1480_414702808"><text:span text:style-name="Internet_20_link">OpenStack Developers <text:tab/>6</text:span></text:a></text:p>
        <text:p text:style-name="P41"><text:a xlink:type="simple" xlink:href="#__RefHeading__1480_414702808"><text:span text:style-name="Internet_20_link">Nova Developers<text:tab/>8</text:span></text:a></text:p>
        <text:p text:style-name="P41"><text:a xlink:type="simple" xlink:href="#__RefHeading__1480_414702808"><text:span text:style-name="Internet_20_link">Swift Developers<text:tab/>8</text:span></text:a></text:p>
        <text:p text:style-name="P41"><text:a xlink:type="simple" xlink:href="#__RefHeading__1480_414702808"><text:span text:style-name="Internet_20_link">Glance Developers<text:tab/>8</text:span></text:a></text:p>
        <text:p text:style-name="P41"><text:a xlink:type="simple" xlink:href="#__RefHeading__1480_414702808"><text:span text:style-name="Internet_20_link">Community Projects<text:tab/>9</text:span></text:a></text:p>
        <text:p text:style-name="P41"><text:a xlink:type="simple" xlink:href="#__RefHeading__1480_414702808"><text:span text:style-name="Internet_20_link">OpenStack Ecosystem<text:tab/>9</text:span></text:a></text:p>
        <text:p text:style-name="P41"><text:a xlink:type="simple" xlink:href="#__RefHeading__1480_414702808"><text:span text:style-name="Internet_20_link">OpenStack Users<text:tab/>9</text:span></text:a></text:p>
        <text:p text:style-name="P34"><text:a xlink:type="simple" xlink:href="#__RefHeading__1480_414702808"><text:span text:style-name="Internet_20_link">Community Support Tools<text:tab/>12</text:span></text:a></text:p>
        <text:p text:style-name="P34"><text:a xlink:type="simple" xlink:href="#__RefHeading__1480_414702808"><text:span text:style-name="Internet_20_link">Mailing Lists<text:tab/>13</text:span></text:a></text:p>
        <text:p text:style-name="P34"><text:a xlink:type="simple" xlink:href="#__RefHeading__1480_414702808"><text:span text:style-name="Internet_20_link">Documentation<text:tab/>13</text:span></text:a></text:p>
        <text:p text:style-name="P34"><text:a xlink:type="simple" xlink:href="#__RefHeading__1480_414702808"><text:span text:style-name="Internet_20_link">Social Networks and blogs<text:tab/>14</text:span></text:a></text:p>
        <text:p text:style-name="P34"><text:a xlink:type="simple" xlink:href="#__RefHeading__1480_414702808"><text:span text:style-name="Internet_20_link">Events<text:tab/>14</text:span></text:a></text:p>
        <text:p text:style-name="P34"><text:soft-page-break/><text:a xlink:type="simple" xlink:href="#__RefHeading__1480_414702808"><text:span text:style-name="Internet_20_link">OpenStack Website Layout<text:tab/>14</text:span></text:a></text:p>
        <text:p text:style-name="P41"><text:a xlink:type="simple" xlink:href="#__RefHeading__1480_414702808"><text:span text:style-name="Internet_20_link">Home <text:tab/>15</text:span></text:a></text:p>
        <text:p text:style-name="P41"><text:a xlink:type="simple" xlink:href="#__RefHeading__1480_414702808"><text:span text:style-name="Internet_20_link">Projects<text:tab/>15</text:span></text:a></text:p>
        <text:p text:style-name="P41"><text:a xlink:type="simple" xlink:href="#__RefHeading__1480_414702808"><text:span text:style-name="Internet_20_link">Community<text:tab/>15</text:span></text:a></text:p>
        <text:p text:style-name="P41"><text:a xlink:type="simple" xlink:href="#__RefHeading__1480_414702808"><text:span text:style-name="Internet_20_link">Blog<text:tab/>16</text:span></text:a></text:p>
        <text:p text:style-name="P41"><text:a xlink:type="simple" xlink:href="#__RefHeading__1480_414702808"><text:span text:style-name="Internet_20_link">Wiki<text:tab/>16</text:span></text:a></text:p>
        <text:p text:style-name="P41"><text:a xlink:type="simple" xlink:href="#__RefHeading__1480_414702808"><text:span text:style-name="Internet_20_link">Documentation<text:tab/>16</text:span></text:a></text:p>
        <text:p text:style-name="P34"><text:a xlink:type="simple" xlink:href="#__RefHeading__1480_414702808"><text:span text:style-name="Internet_20_link">OpenStack Wiki Layout<text:tab/>16</text:span></text:a></text:p>
        <text:p text:style-name="P41"><text:a xlink:type="simple" xlink:href="#__RefHeading__1480_414702808"><text:span text:style-name="Internet_20_link">Starting Page<text:tab/>16</text:span></text:a></text:p>
        <text:p text:style-name="P41"><text:a xlink:type="simple" xlink:href="#__RefHeading__1480_414702808"><text:span text:style-name="Internet_20_link">Recent Changes<text:tab/>17</text:span></text:a></text:p>
        <text:p text:style-name="P41"><text:a xlink:type="simple" xlink:href="#__RefHeading__1480_414702808"><text:span text:style-name="Internet_20_link">Find Page<text:tab/>17</text:span></text:a></text:p>
        <text:p text:style-name="P41"><text:a xlink:type="simple" xlink:href="#__RefHeading__1480_414702808"><text:span text:style-name="Internet_20_link">Help Contents<text:tab/>17</text:span></text:a></text:p>
        <text:p text:style-name="Standard"/>
      </text:section>
      <text:section text:style-name="Sect1" text:name="Section4">
        <text:p text:style-name="Standard"><text:a xlink:type="simple" xlink:href="#_Toc301431947"/></text:p>
        <text:p text:style-name="Standard"/>
        <text:list xml:id="list2120381364" text:style-name="WWNum2">
          <text:list-item>
            <text:h text:style-name="P18" text:outline-level="1"><text:bookmark-start text:name="_Toc301431947"/><text:bookmark-start text:name="__RefHeading__1480_414702808"/><text:bookmark text:name="_Toc204412933"/><text:span text:style-name="T6">Getting Started with the OpenStack Community</text:span><text:bookmark-end text:name="_Toc301431947"/><text:bookmark-end text:name="__RefHeading__1480_414702808"/></text:h>
          </text:list-item>
        </text:list>
        <text:p text:style-name="Standard">Welcome to the global OpenStack community, home of the leading open source cloud infrastructure solution. This document is meant for anyone interested in learning more about OpenStack, how the community operates, and where to go for the information you need. It is intended for new community members looking to get started, and as a way to quickly understand the development process and basic community “rules.” <text:s/></text:p>
        <text:p text:style-name="Standard">If you need more information or have additional questions, please contact the community manager, Stefano Maffulli, at <text:a xlink:type="simple" xlink:href="mailto:communitymngr@openstack.org"><text:span text:style-name="Internet_20_link">communitymngr@openstack.org</text:span></text:a>.</text:p>
        <text:list xml:id="list833599773" text:continue-numbering="true" text:style-name="WWNum2">
          <text:list-item>
            <text:h text:style-name="P17" text:outline-level="1"><text:bookmark-start text:name="_Toc301431948"/><text:bookmark-start text:name="__RefHeading__1482_414702808"/><text:bookmark text:name="_Toc204412934"/><text:span text:style-name="T5">What is OpenStack?</text:span><text:bookmark-end text:name="_Toc301431948"/><text:span text:style-name="T5"> </text:span><text:bookmark-end text:name="__RefHeading__1482_414702808"/></text:h>
          </text:list-item>
        </text:list>
        <text:p text:style-name="Standard">OpenStack is a global collaboration of developers and cloud computing technologists producing the open standard cloud computing platform for both public and private clouds. The project aims to deliver solutions for all types of clouds by being simple to implement, massively scalable, and feature rich. The technology consists of a series of <text:a xlink:type="simple" xlink:href="http://openstack.com/projects/"><text:span text:style-name="Internet_20_link"><text:span text:style-name="T7">interrelated projects</text:span></text:span></text:a> delivering various components for a cloud infrastructure solution.</text:p>
        <text:list xml:id="list724737928" text:style-name="WWNum3">
          <text:list-item>
            <text:list>
              <text:list-item>
                <text:h text:style-name="P16" text:outline-level="2"><text:bookmark-start text:name="_Toc301431949"/><text:bookmark-start text:name="__RefHeading__1484_414702808"/><text:bookmark text:name="_Toc204412935"/><text:span text:style-name="T5">OpenStack Principles</text:span><text:bookmark-end text:name="_Toc301431949"/><text:bookmark-end text:name="__RefHeading__1484_414702808"/></text:h>
              </text:list-item>
            </text:list>
          </text:list-item>
        </text:list>
        <text:list xml:id="list1247586485" text:style-name="WWNum10">
          <text:list-item>
            <text:p text:style-name="P19"><text:span text:style-name="T8">Open development model</text:span>: All of the code for OpenStack is freely available under the Apache 2.0 license.</text:p>
          </text:list-item>
          <text:list-item>
            <text:p text:style-name="P19">Open design process: Every six months the development community will hold a design summit to gather requirements and write specifications for the upcoming release. The summits are open to the public<text:span text:style-name="T8"> </text:span>and attendees include users, developers, and upstream projects. </text:p>
          </text:list-item>
          <text:list-item>
            <text:p text:style-name="P19"><text:span text:style-name="T8">Open community</text:span>: OpenStack is dedicated to producing a healthy, vibrant, and active developer and user community. Most decisions will be made using a <text:a xlink:type="simple" xlink:href="#LazyConsensus"><text:span text:style-name="Internet_20_link">lazy consensus</text:span></text:a> model. All processes will be documented, open and transparent.</text:p>
          </text:list-item>
        </text:list>
        <text:list xml:id="list368306646" text:continue-list="list724737928" text:style-name="WWNum3">
          <text:list-item>
            <text:list>
              <text:list-item>
                <text:h text:style-name="P16" text:outline-level="2"><text:bookmark-start text:name="_Toc301431950"/><text:bookmark-start text:name="__RefHeading__1486_414702808"/><text:bookmark text:name="_Toc204412936"/><text:span text:style-name="T5">OpenStack Projects</text:span><text:bookmark-end text:name="_Toc301431950"/><text:bookmark-end text:name="__RefHeading__1486_414702808"/></text:h>
              </text:list-item>
            </text:list>
          </text:list-item>
        </text:list>
        <text:p text:style-name="Standard">OpenStack currently consists of three core software projects to get involved in.<text:span text:style-name="T9"> </text:span></text:p>
        <text:list xml:id="list605527270" text:style-name="WWNum4">
          <text:list-item>
            <text:p text:style-name="P20"><text:span text:style-name="T8">OpenStack Compute</text:span> (code-named Nova) <text:a xlink:type="simple" xlink:href="http://www.openstack.org/projects/compute/"><text:span text:style-name="Internet_20_link">http://www.openstack.org/projects/compute/</text:span></text:a></text:p>
          </text:list-item>
        </text:list>
        <text:p text:style-name="P2">OpenStack Compute is open source software designed to provision and manage large networks of virtual machines, creating a redundant and scalable cloud computing platform. It gives you the software, control panels, <text:soft-page-break/>and APIs required to orchestrate a cloud, including running instances, managing networks, and controlling access through users and projects. OpenStack Compute strives to be both hardware and hypervisor agnostic, currently supporting a variety of standard hardware configurations and hypervisors.</text:p>
        <text:list xml:id="list1651539864" text:continue-numbering="true" text:style-name="WWNum4">
          <text:list-item>
            <text:p text:style-name="P20"><text:span text:style-name="T8">OpenStack Object Storage</text:span> (code-named Swift) <text:a xlink:type="simple" xlink:href="http://www.openstack.org/projects/storage/"><text:span text:style-name="Internet_20_link">http://www.openstack.org/projects/storage/</text:span></text:a></text:p>
          </text:list-item>
        </text:list>
        <text:p text:style-name="P38"><text:span text:style-name="T10">OpenStack Object Storage is open source software for creating redundant, scalable object storage using clusters of standardized servers to store petabytes of accessible data. It is not a file system or real-time data storage system, but rather a long-term storage system for a more permanent type of static data that can be retrieved, leveraged, and then updated if necessary. Primary examples of data that best fit this type of storage model are virtual machine images, photo storage, email storage and backup archiving. Having no central "brain" or master point of control provides greater scalability, redundancy and permanence.</text:span></text:p>
        <text:p text:style-name="P38"><text:span text:style-name="T10">Objects are written to multiple hardware devices in the data center, with the OpenStack software responsible for ensuring data replication and integrity across the cluster. Storage clusters can scale horizontally by adding new nodes. Should a node fail, OpenStack works to replicate its content from other active nodes. Because OpenStack uses software logic to ensure data replication and distribution across different devices, inexpensive commodity hard drives and servers can be used in lieu of more expensive equipment.</text:span></text:p>
        <text:list xml:id="list194998542" text:continue-numbering="true" text:style-name="WWNum4">
          <text:list-item>
            <text:p text:style-name="P20"><text:span text:style-name="T8">OpenStack Image Service</text:span> (code-named Glance) <text:a xlink:type="simple" xlink:href="http://www.openstack.org/projects/image-service/"><text:span text:style-name="Internet_20_link">http://www.openstack.org/projects/image-service/</text:span></text:a></text:p>
          </text:list-item>
        </text:list>
        <text:p text:style-name="P2">OpenStack Image Service provides discovery, registration, and delivery services for virtual disk images. The Image Service API server provides a standard REST interface for querying information about virtual disk images stored in a variety of back-end stores, including OpenStack Object Storage. Clients can register new virtual disk images with the Image Service, query for information on publicly available disk images, and use the Image Service's client library for streaming virtual disk images.</text:p>
        <text:list xml:id="list1538903179" text:continue-list="list368306646" text:style-name="WWNum3">
          <text:list-item>
            <text:list>
              <text:list-item>
                <text:h text:style-name="P16" text:outline-level="2"><text:bookmark-start text:name="_Toc301431951"/><text:bookmark-start text:name="__RefHeading__1488_414702808"/><text:bookmark text:name="_Toc204412937"/><text:span text:style-name="T5">Release Process</text:span><text:bookmark-end text:name="_Toc301431951"/><text:bookmark-end text:name="__RefHeading__1488_414702808"/></text:h>
              </text:list-item>
            </text:list>
          </text:list-item>
        </text:list>
        <text:p text:style-name="P5"><text:a xlink:type="simple" xlink:href="http://wiki.openstack.org/ReleaseCycle"><text:span text:style-name="Internet_20_link">http://wiki.openstack.org/ReleaseCycle</text:span></text:a></text:p>
        <text:p text:style-name="P5">OpenStack is currently on a 6-month release cycle, which consists of four stages.</text:p>
        <text:p text:style-name="P5"/>
        <text:p text:style-name="P3"><text:span text:style-name="T8">Planning</text:span></text:p>
        <text:p text:style-name="P3">The Planning stage usually lasts 3 weeks and consists of discussion and feedback on what the next release will focus on. After deciding on the features, we write the corresponding specs on how to make them happen. <text:s/>The Design Summit usually takes place during the second week of the planning stage.</text:p>
        <text:p text:style-name="P3"><text:soft-page-break/></text:p>
        <text:p text:style-name="P7"><text:span text:style-name="T8">Design Summits</text:span></text:p>
        <text:p text:style-name="P7"><text:a xlink:type="simple" xlink:href="http://wiki.openstack.org/Summit"><text:span text:style-name="Internet_20_link">http://wiki.openstack.org/Summit</text:span></text:a></text:p>
        <text:p text:style-name="P7">During the summit developers submit session ideas to discuss upcoming features for the next release cycle. These features get reviewed and scheduled by the summit drivers. The sessions are not formal presentations but rather open discussions on a given subject or feature. Summits happen every 6 months, in the spring and fall, so check the events listing for the next one.</text:p>
        <text:p text:style-name="P7"/>
        <text:p text:style-name="P7"><text:span text:style-name="T8">Launchpad Blueprints</text:span></text:p>
        <text:p text:style-name="P7"><text:a xlink:type="simple" xlink:href="http://wiki.openstack.org/BlueprintsLifecycle"><text:span text:style-name="Internet_20_link">http://wiki.openstack.org/BlueprintsLifecycle</text:span></text:a> </text:p>
        <text:p text:style-name="P7">OpenStack uses Launchpad Blueprints to track the design and implementation of significant features during the planning and implementation stages.</text:p>
        <text:p text:style-name="P3"/>
        <text:p text:style-name="P3"><text:span text:style-name="T8">Implementation</text:span></text:p>
        <text:p text:style-name="P3">The Implementation stage is split into a number of milestone iterations. The work in progress is published in a branch, which should then be proposed for merging when ready. Code is proposed several weeks before each milestone release date so that it can be reviewed in a timely manner.</text:p>
        <text:p text:style-name="P3"/>
        <text:p text:style-name="P3"><text:span text:style-name="T8">QA</text:span></text:p>
        <text:p text:style-name="P3">This is the testing phase. <text:s/>Testing, prioritizing bugs, and documentation are key parts of the QA phase. Only branches that fix bugs and do not introduce new features are allowed to enter the release branch.</text:p>
        <text:p text:style-name="P5"/>
        <text:p text:style-name="P8"><text:span text:style-name="T8">Release</text:span></text:p>
        <text:p text:style-name="P3">Release Candidate Freeze (RCF) happens two days before the actual Release Day.</text:p>
        <text:p text:style-name="P5"/>
        <text:p text:style-name="P9"><text:span text:style-name="T8">Release Naming</text:span></text:p>
        <text:p text:style-name="P9"><text:a xlink:type="simple" xlink:href="http://wiki.openstack.org/ReleaseNaming"><text:span text:style-name="Internet_20_link">http://wiki.openstack.org/ReleaseNaming</text:span></text:a> </text:p>
        <text:p text:style-name="P3"><text:span text:style-name="T8">Nova</text:span> releases are numbered using a YYYY.N time-based scheme. For example, the first release of 2012 has the 2012.1 version number.</text:p>
        <text:p text:style-name="P3"><text:span text:style-name="T8">Glance</text:span> releases are also numbered using the YYYY.N time-based scheme. </text:p>
        <text:p text:style-name="P3"><text:span text:style-name="T8">Swift</text:span> uses a slightly different naming convention than the other core projects. The Swift releases follow a 1.3.0, 1.4.1, etc., format.</text:p>
        <text:p text:style-name="P3"><text:s/></text:p>
        <text:p text:style-name="P3">During the development cycle, the release is identified using a codename. The codenames are ordered alphabetically and are named after a city or county near where the corresponding OpenStack design summit took place:</text:p>
        <text:p text:style-name="P9"/>
        <text:list xml:id="list1272655523" text:style-name="WWNum14">
          <text:list-item>
            <text:list>
              <text:list-item>
                <text:list>
                  <text:list-item>
                    <text:p text:style-name="P25"><text:span text:style-name="T4">Austin: The first design summit took place in Austin, TX </text:span></text:p>
                  </text:list-item>
                  <text:list-item>
                    <text:p text:style-name="P25"><text:soft-page-break/><text:span text:style-name="T4">Bexar: The second design summit took place in San Antonio, Bexar County. </text:span></text:p>
                  </text:list-item>
                  <text:list-item>
                    <text:p text:style-name="P25"><text:span text:style-name="T4">Cactus: Cactus is a city in Texas </text:span></text:p>
                  </text:list-item>
                  <text:list-item>
                    <text:p text:style-name="P25"><text:span text:style-name="T4">Diablo: Diablo is a city in the Bay Area near Santa Clara, CA</text:span></text:p>
                  </text:list-item>
                  <text:list-item>
                    <text:p text:style-name="P25"><text:span text:style-name="T4">Essex: A county and town near Boston, MA</text:span></text:p>
                  </text:list-item>
                </text:list>
              </text:list-item>
            </text:list>
          </text:list-item>
        </text:list>
        <text:p text:style-name="Standard"/>
        <text:list xml:id="list337100051" text:continue-list="list1538903179" text:style-name="WWNum3">
          <text:list-item>
            <text:list>
              <text:list-item>
                <text:h text:style-name="P16" text:outline-level="2"><text:bookmark-start text:name="_Toc301431952"/><text:bookmark-start text:name="__RefHeading__1490_414702808"/><text:bookmark text:name="_Toc204412938"/><text:span text:style-name="T5">Governance</text:span><text:bookmark-end text:name="_Toc301431952"/><text:bookmark-end text:name="__RefHeading__1490_414702808"/></text:h>
              </text:list-item>
            </text:list>
          </text:list-item>
        </text:list>
        <text:p text:style-name="P5"><text:a xlink:type="simple" xlink:href="http://wiki.openstack.org/Governance"><text:span text:style-name="Internet_20_link">http://wiki.openstack.org/Governance</text:span></text:a> <text:s/></text:p>
        <text:p text:style-name="P5">OpenStack projects are guided by the following principle:</text:p>
        <text:p text:style-name="P5"/>
        <text:p text:style-name="P5">"Each project community should be self-managing by the contributors, and all disputes should be resolved through active debate and discussion by the community itself."</text:p>
        <text:p text:style-name="P5"/>
        <text:p text:style-name="P5">Sometimes a debate cannot be clearly resolved.  In those times, definitive action is preferable to stalemate.  We believe that the person best positioned to rally the community to a decision is a developer elected by their respective community to do so, based upon their expertise and contributions to the project.  </text:p>
        <text:p text:style-name="P5"><text:tab/></text:p>
        <text:p text:style-name="P3"><text:span text:style-name="T8">Project Policy Board</text:span></text:p>
        <text:p text:style-name="P3"><text:a xlink:type="simple" xlink:href="http://wiki.openstack.org/Governance/PPB"><text:span text:style-name="Internet_20_link">http://wiki.openstack.org/Governance/PPB</text:span></text:a> </text:p>
        <text:p text:style-name="P3">The Project Policy Board is a governance body for OpenStack projects. The Board consists of a mixture of elected and appointed members.</text:p>
        <text:p text:style-name="P3"/>
        <text:p text:style-name="P3"><text:span text:style-name="T8">Elections</text:span></text:p>
        <text:p text:style-name="P3"><text:a xlink:type="simple" xlink:href="http://wiki.openstack.org/Governance/Model"><text:span text:style-name="Internet_20_link">http://wiki.openstack.org/Governance/Model</text:span></text:a> </text:p>
        <text:p text:style-name="P3">Under the <text:a xlink:type="simple" xlink:href="http://wiki.openstack.org/Governance/Model"><text:span text:style-name="Internet_20_link"><text:span text:style-name="T7">OpenStack Governance Model</text:span></text:span></text:a> biannual elections will be held for a variety of positions. Each project will elect a Project Technical Lead every six months.</text:p>
        <text:list xml:id="list41856958" text:continue-list="list833599773" text:style-name="WWNum2">
          <text:list-item>
            <text:h text:style-name="P17" text:outline-level="1"><text:bookmark-start text:name="_Toc301431953"/><text:bookmark-start text:name="__RefHeading__1492_414702808"/><text:bookmark text:name="_Toc204412939"/><text:span text:style-name="T5">OpenStack Community</text:span><text:bookmark-end text:name="_Toc301431953"/><text:bookmark-end text:name="__RefHeading__1492_414702808"/></text:h>
          </text:list-item>
        </text:list>
        <text:p text:style-name="Standard">OpenStack is a global community consisting of developers, corporations, service providers, researchers, and users. <text:s/></text:p>
        <text:list xml:id="list812007600" text:continue-list="list337100051" text:style-name="WWNum3">
          <text:list-item>
            <text:list>
              <text:list-item>
                <text:h text:style-name="P16" text:outline-level="2"><text:bookmark-start text:name="_Toc301431954"/><text:bookmark-start text:name="__RefHeading__1494_414702808"/><text:bookmark text:name="_Toc204412940"/><text:span text:style-name="T5">OpenStack Developers</text:span><text:bookmark-end text:name="_Toc301431954"/><text:span text:style-name="T5"> </text:span><text:bookmark-end text:name="__RefHeading__1494_414702808"/></text:h>
              </text:list-item>
            </text:list>
          </text:list-item>
        </text:list>
        <text:p text:style-name="P44"><text:bookmark text:name="_Toc301431955"/>Licensing</text:p>
        <text:p text:style-name="P3">If you are a developer that would like to contribute to one of the above core projects you will need to sign an <text:span text:style-name="T12">Individual Contributor License Agreement</text:span>. <text:s/></text:p>
        <text:p text:style-name="P2">If you are contributing on behalf of a company, an authorized representative of your company should also sign a <text:span text:style-name="T12">Corporate Contributor License Agreement.</text:span> You'll find the most up to date information on <text:a xlink:type="simple" xlink:href="http://wiki.openstack.org/HowToContribute"><text:span text:style-name="Internet_20_link">http://wiki.openstack.org/HowToContribute</text:span></text:a>.</text:p>
        <text:p text:style-name="P2"><text:soft-page-break/>A list of companies that have already completed a Corporate CLA can be found on <text:a xlink:type="simple" xlink:href="http://wiki.openstack.org/Contributors/Corporate"><text:span text:style-name="Internet_20_link">http://wiki.openstack.org/Contributors/Corporate</text:span></text:a> </text:p>
        <text:p text:style-name="P44"><text:bookmark text:name="_Toc301431956"/>Contributor’s wiki</text:p>
        <text:p text:style-name="P3">After you have completed the required Individual and Corporate Licensing agreements, add yourself to the contributor’s wiki on the <text:a xlink:type="simple" xlink:href="http://wiki.openstack.org/Contributors"><text:span text:style-name="Internet_20_link">Contributors</text:span></text:a> page. Include your Launchpad ID and your CLA Echosign Transaction Number. Then apply for membership to the OpenStack CLA group on Launchpad <text:a xlink:type="simple" xlink:href="https://launchpad.net/~openstack-cla/+join"><text:span text:style-name="Internet_20_link">https://launchpad.net/~openstack-cla/+join</text:span></text:a>. Membership in this group is required in order to submit code changes.</text:p>
        <text:p text:style-name="P44"><text:bookmark text:name="_Toc301431957"/>Core Principles</text:p>
        <text:p text:style-name="P3">Familiarize yourself with core OpenStack principles:</text:p>
        <text:list xml:id="list308710581" text:continue-list="list194998542" text:style-name="WWNum4">
          <text:list-item>
            <text:p text:style-name="P31">What “Open” means <text:a xlink:type="simple" xlink:href="http://wiki.openstack.org/Open"><text:span text:style-name="Internet_20_link">http://wiki.openstack.org/Open</text:span></text:a></text:p>
          </text:list-item>
          <text:list-item>
            <text:p text:style-name="P31">Design tenets <text:a xlink:type="simple" xlink:href="http://wiki.openstack.org/BasicDesignTenets"><text:span text:style-name="Internet_20_link">http://wiki.openstack.org/BasicDesignTenets</text:span></text:a></text:p>
          </text:list-item>
          <text:list-item>
            <text:p text:style-name="P31">Coding standards <text:a xlink:type="simple" xlink:href="http://wiki.openstack.org/CodingStandards"><text:span text:style-name="Internet_20_link">http://wiki.openstack.org/CodingStandards</text:span></text:a></text:p>
          </text:list-item>
          <text:list-item>
            <text:p text:style-name="P31">The release cycle <text:a xlink:type="simple" xlink:href="http://wiki.openstack.org/ReleaseCycle"><text:span text:style-name="Internet_20_link">http://wiki.openstack.org/ReleaseCycle</text:span></text:a></text:p>
          </text:list-item>
          <text:list-item>
            <text:p text:style-name="P31">The OpenStack branch model <text:a xlink:type="simple" xlink:href="http://wiki.openstack.org/BranchModel"><text:span text:style-name="Internet_20_link">http://wiki.openstack.org/BranchModel</text:span></text:a></text:p>
          </text:list-item>
        </text:list>
        <text:p text:style-name="P44"><text:bookmark text:name="_Toc301431958"/>Get the Code</text:p>
        <text:p text:style-name="P3"><text:a xlink:type="simple" xlink:href="http://wiki.openstack.org/GettingTheCode"><text:span text:style-name="Internet_20_link">http://wiki.openstack.org/GettingTheCode</text:span></text:a></text:p>
        <text:p text:style-name="P3">Get the code</text:p>
        <text:p text:style-name="P3">After your first commit<text:span text:style-name="T8">,</text:span> add your name and email address to the <text:span text:style-name="Emphasis">Authors</text:span> file<office:annotation><dc:creator>Anne Gentle</dc:creator><dc:date>2012-07-20T14:00:00</dc:date><text:p>Does this requirement exist for all projects? </text:p><text:p/></office:annotation>.</text:p>
        <text:p text:style-name="P45"><text:bookmark text:name="_Toc301431959"/>Bugs</text:p>
        <text:p text:style-name="P3">Bugs can be a good place to get your coding feet wet. The list of confirmed and triaged bugs is here: <text:a xlink:type="simple" xlink:href="https://bugs.launchpad.net/openstack/+bugs?orderby=-importance&amp;field.status:list=CONFIRMED&amp;field.status:list=TRIAGED"><text:span text:style-name="Internet_20_link">https://bugs.launchpad.net/openstack/+bugs?orderby=-importance&amp;field.status:list=CONFIRMED&amp;field.status:list=TRIAGED</text:span></text:a> </text:p>
        <text:p text:style-name="P45"><text:bookmark text:name="_Toc301431960"/>Launchpad</text:p>
        <text:p text:style-name="P3">Launchpad is the "home" for the project management and its developers.</text:p>
        <text:p text:style-name="P3"/>
        <text:p text:style-name="P3"><text:span text:style-name="T8">Github</text:span></text:p>
        <text:p text:style-name="P3">Github is the “home” for the project code.</text:p>
        <text:p text:style-name="P32"/>
        <text:p text:style-name="P2"><text:span text:style-name="T8">Other good resources for developers</text:span></text:p>
        <text:p text:style-name="P3"><text:span text:style-name="T8">Mailing List</text:span></text:p>
        <text:p text:style-name="P3"><text:a xlink:type="simple" xlink:href="https://launchpad.net/~openstack"><text:span text:style-name="Internet_20_link">Developer Mailing List</text:span></text:a> <text:a xlink:type="simple" xlink:href="https://launchpad.net/~openstack"><text:span text:style-name="Internet_20_link">Register</text:span></text:a> | <text:a xlink:type="simple" xlink:href="https://lists.launchpad.net/openstack/"><text:span text:style-name="Internet_20_link">Archives</text:span></text:a></text:p>
        <text:p text:style-name="P3"/>
        <text:p text:style-name="P3"><text:span text:style-name="T8">IRC</text:span></text:p>
        <text:p text:style-name="P3"><text:a xlink:type="simple" xlink:href="http://webchat.freenode.net/"><text:span text:style-name="Internet_20_link">#openstack on Freenode</text:span></text:a> <text:a xlink:type="simple" xlink:href="http://webchat.freenode.net/"><text:span text:style-name="Internet_20_link">Pop In</text:span></text:a> (via browser client)</text:p>
        <text:p text:style-name="P3"/>
        <text:p text:style-name="P3"><text:soft-page-break/><text:span text:style-name="T8">Meetings</text:span></text:p>
        <text:p text:style-name="P3"><text:a xlink:type="simple" xlink:href="http://wiki.openstack.org/Meetings"><text:span text:style-name="Internet_20_link">http://wiki.openstack.org/Meetings</text:span></text:a> </text:p>
        <text:p text:style-name="P3">Various public meetings are held on IRC. Team meetings are held every Tuesday at 21000 UTC. <text:s/></text:p>
        <text:p text:style-name="P3"/>
        <text:p text:style-name="P3"><text:span text:style-name="T8">Meeting Logs</text:span></text:p>
        <text:p text:style-name="P3"><text:span text:style-name="Internet_20_link">http://wiki.openstack.org/Meetings/TeamMeetingLogs</text:span> </text:p>
        <text:p text:style-name="P3">Archive of the weekly team meetings.</text:p>
        <text:p text:style-name="P5"/>
        <text:list xml:id="list1362617879" text:continue-list="list812007600" text:style-name="WWNum3">
          <text:list-item>
            <text:list>
              <text:list-item>
                <text:h text:style-name="P16" text:outline-level="2"><text:bookmark-start text:name="_Toc301431961"/><text:bookmark-start text:name="__RefHeading__1496_414702808"/><text:bookmark text:name="_Toc204412941"/><text:span text:style-name="T5">Nova Developers</text:span><text:bookmark-end text:name="_Toc301431961"/><text:bookmark-end text:name="__RefHeading__1496_414702808"/></text:h>
              </text:list-item>
            </text:list>
          </text:list-item>
        </text:list>
        <text:p text:style-name="P5"><text:a xlink:type="simple" xlink:href="https://launchpad.net/nova"><text:span text:style-name="Internet_20_link">https://launchpad.net/nova</text:span></text:a> </text:p>
        <text:p text:style-name="P5">OpenStack Compute (Nova) is a cloud computing fabric controller (the main part of an IaaS system). It is written in Python.</text:p>
        <text:p text:style-name="P2">Developer Documentation: http://docs.openstack.org/developer/nova/</text:p>
        <text:list xml:id="list2151655530" text:continue-numbering="true" text:style-name="WWNum3">
          <text:list-item>
            <text:list>
              <text:list-item>
                <text:h text:style-name="P16" text:outline-level="2"><text:bookmark-start text:name="_Toc301431962"/><text:bookmark-start text:name="__RefHeading__1498_414702808"/><text:bookmark text:name="_Toc204412942"/><text:span text:style-name="T5">Swift Developers</text:span><text:bookmark-end text:name="_Toc301431962"/><text:bookmark-end text:name="__RefHeading__1498_414702808"/></text:h>
              </text:list-item>
            </text:list>
          </text:list-item>
        </text:list>
        <text:p text:style-name="P5"><text:a xlink:type="simple" xlink:href="https://launchpad.net/swift"><text:span text:style-name="Internet_20_link">https://launchpad.net/swift</text:span></text:a> </text:p>
        <text:p text:style-name="P5">OpenStack Object Storage (Swift) is a highly available, distributed, eventually consistent object/blob store.</text:p>
        <text:p text:style-name="P3">Developer Documentation: http://docs.openstack.org/developer/swift/</text:p>
        <text:list xml:id="list1403546698" text:continue-numbering="true" text:style-name="WWNum3">
          <text:list-item>
            <text:list>
              <text:list-item>
                <text:h text:style-name="P16" text:outline-level="2"><text:bookmark-start text:name="_Toc301431963"/><text:bookmark-start text:name="__RefHeading__1500_414702808"/><text:bookmark text:name="_Toc204412943"/><text:span text:style-name="T5">Glance Developers</text:span><text:bookmark-end text:name="_Toc301431963"/><text:bookmark-end text:name="__RefHeading__1500_414702808"/></text:h>
              </text:list-item>
            </text:list>
          </text:list-item>
        </text:list>
        <text:p text:style-name="P5"><text:a xlink:type="simple" xlink:href="https://launchpad.net/glance"><text:span text:style-name="Internet_20_link">https://launchpad.net/glance</text:span></text:a> </text:p>
        <text:p text:style-name="P5">The Image Service (Glance) provides services for discovering, registering, and retrieving virtual machine images. Glance has a RESTful API that allows querying of VM image metadata as well as retrieval of the actual image.</text:p>
        <text:p text:style-name="P3">Developer Documentation: <text:a xlink:type="simple" xlink:href="http://docs.openstack.org/developer/glance/">http://docs.openstack.org/developer/glance/</text:a></text:p>
        <text:p text:style-name="P3"><text:s/></text:p>
        <text:list xml:id="list1305055041" text:continue-numbering="true" text:style-name="WWNum3">
          <text:list-item>
            <text:list>
              <text:list-item>
                <text:h text:style-name="P16" text:outline-level="2"><text:bookmark-start text:name="__RefHeading__1544_158990343"/><text:bookmark-start text:name="_Toc204412944"/><text:span text:style-name="T5">Keystone Developers</text:span><text:bookmark-end text:name="__RefHeading__1544_158990343"/><text:bookmark-end text:name="_Toc204412944"/></text:h>
              </text:list-item>
            </text:list>
          </text:list-item>
        </text:list>
        <text:p text:style-name="P5">https://launchpad.net/keystone</text:p>
        <text:p text:style-name="P5">The Identity Service (Keystone) offers a common identity management system for OpenStack projects. It provides a RESTful API that allows querying of users, tenants/projects, and roles.</text:p>
        <text:p text:style-name="P3">Developer Documentation: <text:a xlink:type="simple" xlink:href="http://docs.openstack.org/developer/keystone/">http://docs.openstack.org/developer/keystone/</text:a></text:p>
        <text:list xml:id="list1193675873" text:continue-numbering="true" text:style-name="WWNum3">
          <text:list-item>
            <text:list>
              <text:list-item>
                <text:h text:style-name="P16" text:outline-level="2"><text:bookmark-start text:name="__RefHeading__1546_158990343"/><text:bookmark-start text:name="_Toc204412945"/><text:span text:style-name="T5">Horizon Developers</text:span><text:bookmark-end text:name="__RefHeading__1546_158990343"/><text:bookmark-end text:name="_Toc204412945"/></text:h>
              </text:list-item>
            </text:list>
          </text:list-item>
        </text:list>
        <text:p text:style-name="P5">https://launchpad.net/horizon</text:p>
        <text:p text:style-name="P5">The OpenStack Dashboard (Horizon) provides a Django-based dashboard for managing your instances, storage, and networking through all the OpenStack services.</text:p>
        <text:p text:style-name="P3">Developer Documentation: http://docs.openstack.org/developer/horizon/</text:p>
        <text:p text:style-name="P3"/>
        <text:list xml:id="list1038161914" text:continue-numbering="true" text:style-name="WWNum3">
          <text:list-item>
            <text:list>
              <text:list-item>
                <text:h text:style-name="P16" text:outline-level="2"><text:bookmark-start text:name="__RefHeading__1548_158990343"/><text:bookmark-start text:name="_Toc204412946"/><text:soft-page-break/><text:span text:style-name="T5">Quantum Developers</text:span><text:bookmark-end text:name="__RefHeading__1548_158990343"/><text:bookmark-end text:name="_Toc204412946"/></text:h>
              </text:list-item>
            </text:list>
          </text:list-item>
        </text:list>
        <text:p text:style-name="P5">https://launchpad.net/quantum</text:p>
        <text:p text:style-name="P5">The Network Connectivity Service (Quantum) gives you the capability to manage networks between guest VMS through a RESTful API that creates networks as you want them defined.</text:p>
        <text:p text:style-name="P3">Developer Documentation: http://docs.openstack.org/developer/quantum/</text:p>
        <text:p text:style-name="P3"/>
        <text:list xml:id="list1523670512" text:continue-numbering="true" text:style-name="WWNum3">
          <text:list-item>
            <text:list>
              <text:list-item>
                <text:h text:style-name="P16" text:outline-level="2"><text:bookmark-start text:name="_Toc301431964"/><text:bookmark-start text:name="__RefHeading__1502_414702808"/><text:bookmark text:name="_Toc204412947"/><text:span text:style-name="T5">Community Projects</text:span><text:bookmark-end text:name="_Toc301431964"/><text:bookmark-end text:name="__RefHeading__1502_414702808"/></text:h>
              </text:list-item>
            </text:list>
          </text:list-item>
        </text:list>
        <text:p text:style-name="Standard">There are many incubator and community projects built around OpenStack that are available to work on and don’t require a CLA. A list of these projects and their leads can be found here: <text:a xlink:type="simple" xlink:href="http://openstack.org/projects/"><text:span text:style-name="Internet_20_link">http://openstack.org/projects/</text:span></text:a></text:p>
        <text:list xml:id="list88495360" text:continue-numbering="true" text:style-name="WWNum3">
          <text:list-item>
            <text:list>
              <text:list-item>
                <text:h text:style-name="P16" text:outline-level="2"><text:bookmark-start text:name="_Toc301431965"/><text:bookmark-start text:name="__RefHeading__1504_414702808"/><text:bookmark text:name="_Toc204412948"/><text:span text:style-name="T5">OpenStack Ecosystem</text:span><text:bookmark-end text:name="_Toc301431965"/><text:bookmark-end text:name="__RefHeading__1504_414702808"/></text:h>
              </text:list-item>
            </text:list>
          </text:list-item>
        </text:list>
        <text:p text:style-name="Standard">A robust ecosystem is essential to OpenStack’s success. There are several ways your company can join this growing and vibrant ecosystem.</text:p>
        <text:list xml:id="list723994160" text:style-name="WWNum11">
          <text:list-item>
            <text:p text:style-name="P33"><text:span text:style-name="T15">Become a Participating Company – OpenStack currently lists all the companies engaged with the community at </text:span><text:a xlink:type="simple" xlink:href="http://www.openstack.org/community/companies/"><text:span text:style-name="Internet_20_link"><text:span text:style-name="T2">http://www.openstack.org/community/companies/</text:span></text:span></text:a><text:span text:style-name="T15">. If your company would like their logo added to this list please fill in a request following the instructions provided on the form </text:span><text:a xlink:type="simple" xlink:href="#gid=1"><text:span text:style-name="Internet_20_link"><text:span text:style-name="T15">https://docs.google.com/spreadsheet/viewform?formkey=dGJnUHg1YW1mblFUY3dmZDA1dmJzRXc6MQ#gid=1</text:span></text:span></text:a></text:p>
          </text:list-item>
          <text:list-item>
            <text:p text:style-name="P33"><text:span text:style-name="T15">Fund your developers to contribute code – </text:span>Please have an authorized representative of your company sign a <text:span text:style-name="Internet_20_link"><text:span text:style-name="T16">Corporate Contributor License Agreement</text:span></text:span><text:span text:style-name="T14"> </text:span>before the first submit. Find all the details on <text:a xlink:type="simple" xlink:href="http://wiki.openstack.org/HowToContribute"><text:span text:style-name="Internet_20_link">http://wiki.openstack.org/HowToContribute</text:span></text:a> </text:p>
          </text:list-item>
          <text:list-item>
            <text:p text:style-name="P33">Make money on commercial solutions <text:span text:style-name="T15">–</text:span> The more companies that distribute, provide services, or build OpenStack into their offering, the closer that OpenStack will be to becoming the ubiquitous open platform. Current OpenStack business partners include hardware manufacturers, consultants, hosting providers, systems integration specialists, and independent software vendors among many others.</text:p>
          </text:list-item>
        </text:list>
        <text:list xml:id="list717397819" text:continue-list="list88495360" text:style-name="WWNum3">
          <text:list-item>
            <text:list>
              <text:list-item>
                <text:h text:style-name="P16" text:outline-level="2"><text:bookmark-start text:name="_Toc301431966"/><text:bookmark-start text:name="__RefHeading__1506_414702808"/><text:bookmark text:name="_Toc204412949"/><text:span text:style-name="T5">OpenStack Users</text:span><text:bookmark-end text:name="_Toc301431966"/><text:bookmark-end text:name="__RefHeading__1506_414702808"/></text:h>
              </text:list-item>
            </text:list>
          </text:list-item>
        </text:list>
        <text:p text:style-name="P5">OpenStack users from around the world are creating local OpenStack User Groups to promote the open source project and their associated technologies. <text:s/>If you are interested in establishing a user group in your area, please contact the community <text:s/>manager <text:a xlink:type="simple" xlink:href="mailto:communitymngr@openstack.org"><text:span text:style-name="Internet_20_link"><text:span text:style-name="T15">communitymngr@openstack.org</text:span></text:span></text:a>. </text:p>
        <text:p text:style-name="P5"/>
        <text:p text:style-name="Style1"><text:bookmark text:name="_Toc301431967"/>Current User Groups</text:p>
        <text:p text:style-name="Standard">The list of user groups is maintained <text:s/>on the <text:s/>wiki on <text:s/><text:a xlink:type="simple" xlink:href="http://wiki.openstack.org/OpenStackUsersGroup"><text:span text:style-name="Internet_20_link">http://wiki.openstack.org/OpenStackUsersGroup</text:span></text:a> </text:p>
        <text:p text:style-name="Text_20_body"><text:bookmark text:name="line-4"/><text:bookmark text:name="line-3"/><text:soft-page-break/>The OpenStack International Community team is the main contact point for anybody running a local OpenStack User Group. </text:p>
        <text:p text:style-name="Text_20_body">Join <text:a xlink:type="simple" xlink:href="https://launchpad.net/~openstack-community"><text:span text:style-name="Internet_20_link">the team on Launchpad</text:span></text:a> if you are hosting or want to start a user group with meetups, hackatons and other social events talking about OpenStack and free/libre open source software for the cloud.. </text:p>
        <text:p text:style-name="Style1"><text:bookmark text:name="_Toc301431968"/>Start a User Group</text:p>
        <text:p text:style-name="P5">If you are interested in creating a local OpenStack user group, the page above contains good introductory information. </text:p>
        <text:p text:style-name="Standard">If you have additional questions you can also contact the community manager <text:a xlink:type="simple" xlink:href="mailto:communitymngr@openstack.org"><text:span text:style-name="Internet_20_link"><text:span text:style-name="T15">communitymngr@openstack.org</text:span></text:span></text:a> for more information.</text:p>
        <text:p text:style-name="P5"><text:span text:style-name="T8">Documentation</text:span></text:p>
        <text:p text:style-name="P5">The <text:a xlink:type="simple" xlink:href="http://docs.openstack.org/"><text:span text:style-name="Internet_20_link">docs.openstack.org</text:span></text:a> site is a good place to start with installation information. <text:s/>The custom search engine enables you to search the docs sites and the wiki for technical information. The installation instructions for the core projects are listed below.</text:p>
        <text:h text:style-name="Heading_20_4" text:outline-level="4"><text:bookmark-start text:name="__RefHeading__1550_158990343"/><text:bookmark-start text:name="_Toc204412950"/><text:span text:style-name="T3">Ubuntu</text:span><text:bookmark-end text:name="__RefHeading__1550_158990343"/><text:bookmark-end text:name="_Toc204412950"/></text:h>
        <text:list xml:id="list727878383" text:style-name="WWNum17">
          <text:list-item>
            <text:p text:style-name="P10"><text:a xlink:type="simple" xlink:href="http://docs.openstack.org/trunk/openstack-compute/install/apt/content/"><text:span text:style-name="T3">OpenStack Install and Deploy Manual - Ubuntu</text:span></text:a></text:p>
          </text:list-item>
          <text:list-item>
            <text:p text:style-name="P10"><text:a xlink:type="simple" xlink:href="http://stackgeek.com/guides/gettingstarted.html"><text:span text:style-name="T3">Installing OpenStack on Ubuntu 12.04 LTS in 10 Minutes</text:span></text:a></text:p>
          </text:list-item>
          <text:list-item>
            <text:p text:style-name="P10"><text:a xlink:type="simple" xlink:href="http://www.hastexo.com/resources/docs/installing-openstack-essex-20121-ubuntu-1204-precise-pangolin"><text:span text:style-name="T3">Installing OpenStack Essex (2012.1) on Ubuntu 12.04 (Precise Pangolin)</text:span></text:a></text:p>
          </text:list-item>
          <text:list-item>
            <text:p text:style-name="P10"><text:a xlink:type="simple" xlink:href="http://www.youtube.com/watch?v=S18xVjKndQE"><text:span text:style-name="T3">Video: OpenStack Essex Installation Walkthrough from Scratch Part1</text:span></text:a></text:p>
          </text:list-item>
        </text:list>
        <text:h text:style-name="Heading_20_4" text:outline-level="4"><text:bookmark-start text:name="__RefHeading__1552_158990343"/><text:bookmark-start text:name="_Toc204412951"/><text:span text:style-name="T3">Red Hat Enterprise Linux / Fedora</text:span><text:bookmark-end text:name="__RefHeading__1552_158990343"/><text:bookmark-end text:name="_Toc204412951"/></text:h>
        <text:list xml:id="list664194758" text:style-name="WWNum18">
          <text:list-item>
            <text:p text:style-name="P11"><text:a xlink:type="simple" xlink:href="http://docs.openstack.org/trunk/openstack-compute/install/yum/content/ch_installing-openstack-overview.html"><text:span text:style-name="T3">Installing OpenStack Walk-through</text:span></text:a></text:p>
          </text:list-item>
          <text:list-item>
            <text:p text:style-name="P11"><text:a xlink:type="simple" xlink:href="http://docs.openstack.org/trunk/openstack-compute/install/yum/content/"><text:span text:style-name="T3">Installing on Fedora or Red Hat Enterprise Linux 6</text:span></text:a></text:p>
          </text:list-item>
        </text:list>
        <text:p text:style-name="P13"/>
        <text:p text:style-name="P5"><text:span text:style-name="T8">Wiki</text:span></text:p>
        <text:p text:style-name="P5"><text:a xlink:type="simple" xlink:href="http://wiki.openstack.org/StartingPage"><text:span text:style-name="Internet_20_link">http://wiki.openstack.org/StartingPage</text:span></text:a></text:p>
        <text:p text:style-name="P5">A lot of good information on getting started with OpenStack core projects can be found in the wiki. The search function in the upper right hand corner of the wiki is very powerful and is searchable by both title and by content.</text:p>
        <text:p text:style-name="P5"/>
        <text:p text:style-name="P5"><text:span text:style-name="T8">Forum</text:span></text:p>
        <text:p text:style-name="P5"><text:a xlink:type="simple" xlink:href="http://forums.openstack.org/"><text:span text:style-name="Internet_20_link">http://forums.openstack.org/</text:span></text:a></text:p>
        <text:p text:style-name="P5">The Forum is a good place to find answers about the core projects, futurestack projects or any other general questions about OpenStack. </text:p>
        <text:p text:style-name="P5"/>
        <text:p text:style-name="P5"><text:span text:style-name="T8">Bug Reporting</text:span></text:p>
        <text:p text:style-name="P5">The OpenStack community appreciates testers and their feedback. To report a bug you must first sign up for a Launchpad account. </text:p>
        <text:p text:style-name="Standard">Check that the bug you found has not already been reported by searching the Launchpad bugs list: <text:a xlink:type="simple" xlink:href="https://bugs.launchpad.net/openstack/+bugs?orderby=-importance&amp;field.status:list=CONFIRMED&amp;field.status:list=TRIAGED"><text:span text:style-name="Internet_20_link">https://bugs.launchpad.net/openstack/+bugs?orderby=-importance&amp;field.status:list=CONFIRMED&amp;field.status:list=TRIAGED</text:span></text:a></text:p>
        <text:p text:style-name="Standard"><text:soft-page-break/>If you found a new bug, <text:s/>fill out a bug report:</text:p>
        <text:list xml:id="list1497565789" text:style-name="WWNum12">
          <text:list-item>
            <text:p text:style-name="P21">Give a clear, concise summary</text:p>
          </text:list-item>
          <text:list-item>
            <text:p text:style-name="P21">Provide as much detail as possible in the description. Paste in your command output or stack traces, link to screenshots, etc.</text:p>
          </text:list-item>
          <text:list-item>
            <text:p text:style-name="P26">Be sure to include what version of the software you are using. This is especially critical if you are using a development branch </text:p>
          </text:list-item>
        </text:list>
        <text:p text:style-name="P14"><text:span text:style-name="T8">Example</text:span>: "Austin release" vs lp:nova rev.396.</text:p>
        <text:list xml:id="list515799718" text:continue-numbering="true" text:style-name="WWNum12">
          <text:list-item>
            <text:p text:style-name="P26">Any deployment specific info is helpful as well</text:p>
          </text:list-item>
        </text:list>
        <text:p text:style-name="P14"><text:span text:style-name="T8">Example</text:span>: Ubuntu 10.04, multi-node install.</text:p>
        <text:p text:style-name="P5"/>
        <text:p text:style-name="P5"><text:span text:style-name="T8">Launchpad <text:s/>bug areas</text:span></text:p>
        <text:p text:style-name="P5">Nova: <text:a xlink:type="simple" xlink:href="https://bugs.launchpad.net/nova"><text:span text:style-name="Internet_20_link">https://bugs.launchpad.net/nova</text:span></text:a></text:p>
        <text:p text:style-name="P5">Swift: <text:a xlink:type="simple" xlink:href="https://bugs.launchpad.net/swift"><text:span text:style-name="Internet_20_link">https://bugs.launchpad.net/swift</text:span></text:a></text:p>
        <text:p text:style-name="P5">Glance: <text:a xlink:type="simple" xlink:href="https://bugs.launchpad.net/glance"><text:span text:style-name="Internet_20_link">https://bugs.launchpad.net/glance</text:span></text:a></text:p>
        <text:p text:style-name="P5"/>
        <text:p text:style-name="P5"><text:span text:style-name="T8">Share OpenStack</text:span></text:p>
        <text:p text:style-name="P5">Introduce others to what OpenStack is and does with the following resources:</text:p>
        <text:p text:style-name="P13"/>
        <text:p text:style-name="P13"><text:span text:style-name="T8">Overview</text:span></text:p>
        <text:p text:style-name="P13">OpenStack one page overview: <text:s/><text:a xlink:type="simple" xlink:href="file:///h"><text:span text:style-name="Internet_20_link">http://www.openstack.org/downloads/openstack-overview-datasheet.pdf</text:span></text:a></text:p>
        <text:p text:style-name="P13"/>
        <text:p text:style-name="P13"><text:span text:style-name="T8">Slides and Webinars</text:span></text:p>
        <text:list xml:id="list599678324" text:style-name="WWNum5">
          <text:list-item>
            <text:p text:style-name="P22">The most current slide bundle can be found here <text:a xlink:type="simple" xlink:href="http://www.box.net/shared/nk74x5u7zx"><text:span text:style-name="Internet_20_link">http://www.box.net/shared/nk74x5u7zx</text:span></text:a></text:p>
          </text:list-item>
          <text:list-item>
            <text:p text:style-name="P22">More slides and presentations are also available on the OpenStack SlideShare <text:a xlink:type="simple" xlink:href="http://www.slideshare.net/group/openstackcloud"><text:span text:style-name="Internet_20_link"><text:span text:style-name="T17">http://www.slideshare.net/group/openstackcloud</text:span></text:span></text:a></text:p>
          </text:list-item>
          <text:list-item>
            <text:p text:style-name="P22">Webinar recordings <text:a xlink:type="simple" xlink:href="http://wiki.openstack.org/WebinarSeries"><text:span text:style-name="Internet_20_link">http://wiki.openstack.org/Webinar%20Series</text:span></text:a></text:p>
          </text:list-item>
        </text:list>
        <text:list xml:id="list947860272" text:continue-list="list41856958" text:style-name="WWNum2">
          <text:list-item>
            <text:h text:style-name="P17" text:outline-level="1"><text:bookmark-start text:name="_Toc301431969"/><text:bookmark-start text:name="__RefHeading__1508_414702808"/><text:bookmark text:name="_Toc204412952"/><text:span text:style-name="T5">Community Support Tools</text:span><text:bookmark-end text:name="_Toc301431969"/><text:bookmark-end text:name="__RefHeading__1508_414702808"/></text:h>
          </text:list-item>
        </text:list>
        <text:p text:style-name="P5"><text:span text:style-name="T8">IRC</text:span></text:p>
        <text:p text:style-name="P5">This is where developers hold real-time discussions on various projects. Public meetings are also held on IRC. </text:p>
        <text:list xml:id="list148442119" text:style-name="WWNum16">
          <text:list-item>
            <text:p text:style-name="P27"><text:a xlink:type="simple" xlink:href="http://webchat.freenode.net/"><text:span text:style-name="Internet_20_link">#openstack on Freenode</text:span></text:a> <text:a xlink:type="simple" xlink:href="http://webchat.freenode.net/"><text:span text:style-name="Internet_20_link">Pop In</text:span></text:a> (via browser client)</text:p>
          </text:list-item>
        </text:list>
        <text:p text:style-name="P5"/>
        <text:p text:style-name="P5"><text:span text:style-name="T8">Forums</text:span> </text:p>
        <text:p text:style-name="P5"><text:a xlink:type="simple" xlink:href="http://forums.openstack.org/"><text:span text:style-name="Internet_20_link">http://forums.openstack.org/</text:span></text:a></text:p>
        <text:p text:style-name="P5">The OpenStack forums has boards for each of the core projects, FutureStack projects (incubator projects), and general OpenStack questions and answers.</text:p>
        <text:p text:style-name="P5"><text:soft-page-break/></text:p>
        <text:p text:style-name="P5"><text:span text:style-name="T8">Wiki</text:span></text:p>
        <text:p text:style-name="P5"><text:a xlink:type="simple" xlink:href="http://wiki.openstack.org/StartingPage"><text:span text:style-name="Internet_20_link">http://wiki.openstack.org/StartingPage</text:span></text:a></text:p>
        <text:p text:style-name="P5">Take advantage of the powerful search bar to find answers to your questions.</text:p>
        <text:p text:style-name="P5"/>
        <text:p text:style-name="P5"><text:span text:style-name="T8">Contacts</text:span></text:p>
        <text:p text:style-name="P5"><text:a xlink:type="simple" xlink:href="http://wiki.openstack.org/Contact"><text:span text:style-name="Internet_20_link">http://wiki.openstack.org/Contact</text:span></text:a> <text:s/></text:p>
        <text:p text:style-name="P5">If you have any questions about OpenStack, and haven’t been able to find answers elsewhere, try one of these knowledgeable people! <text:s/></text:p>
        <text:list xml:id="list1007458259" text:continue-list="list947860272" text:style-name="WWNum2">
          <text:list-item>
            <text:h text:style-name="P17" text:outline-level="1"><text:bookmark-start text:name="_Toc301431970"/><text:bookmark-start text:name="__RefHeading__1510_414702808"/><text:bookmark text:name="_Toc204412953"/><text:span text:style-name="T5">Mailing Lists</text:span><text:bookmark-end text:name="_Toc301431970"/><text:bookmark-end text:name="__RefHeading__1510_414702808"/></text:h>
          </text:list-item>
        </text:list>
        <text:list xml:id="list2021746499" text:style-name="WWNum6">
          <text:list-item>
            <text:p text:style-name="P6"><text:a xlink:type="simple" xlink:href="https://launchpad.net/~openstack"><text:span text:style-name="Internet_20_link"><text:span text:style-name="T7">Developer List</text:span></text:span></text:a> <text:a xlink:type="simple" xlink:href="https://launchpad.net/~openstack"><text:span text:style-name="Internet_20_link">Register</text:span></text:a> | <text:a xlink:type="simple" xlink:href="https://lists.launchpad.net/openstack/"><text:span text:style-name="Internet_20_link">Archives</text:span></text:a> <text:s/>-technical discussions on internal product features and code </text:p>
          </text:list-item>
          <text:list-item>
            <text:p text:style-name="P12">OpenStack-Operators <text:a xlink:type="simple" xlink:href="http://lists.openstack.org/cgi-bin/mailman/listinfo/openstack-operators"><text:span text:style-name="Internet_20_link">Register</text:span></text:a> <text:s/>-email exchange for users of OpenStack projects looking for user support</text:p>
          </text:list-item>
        </text:list>
        <text:list xml:id="list2147275266" text:continue-list="list1007458259" text:style-name="WWNum2">
          <text:list-item>
            <text:h text:style-name="P17" text:outline-level="1"><text:bookmark-start text:name="_Toc301431971"/><text:bookmark-start text:name="__RefHeading__1512_414702808"/><text:bookmark text:name="_Toc204412954"/><text:span text:style-name="T5">Documentation</text:span><text:bookmark-end text:name="_Toc301431971"/><text:bookmark-end text:name="__RefHeading__1512_414702808"/></text:h>
          </text:list-item>
        </text:list>
        <text:p text:style-name="P5"><text:a xlink:type="simple" xlink:href="http://docs.openstack.org/"><text:span text:style-name="Internet_20_link">http://docs.openstack.org/</text:span></text:a></text:p>
        <text:p text:style-name="P5">OpenStack Manuals supporting <text:span text:style-name="T11">Compute, Imaging Service </text:span>as a part of <text:span text:style-name="T11">Compute, </text:span>and <text:span text:style-name="T11">Object Storage </text:span></text:p>
        <text:p text:style-name="P5"/>
        <text:p text:style-name="P5"><text:span text:style-name="T8">Online Documentation</text:span></text:p>
        <text:p text:style-name="P5">Nova <text:a xlink:type="simple" xlink:href="http://nova.openstack.org/"><text:span text:style-name="Internet_20_link">http://nova.openstack.org/</text:span></text:a></text:p>
        <text:p text:style-name="P5">Swift <text:a xlink:type="simple" xlink:href="http://swift.openstack.org/"><text:span text:style-name="Internet_20_link">http://swift.openstack.org/</text:span></text:a> </text:p>
        <text:p text:style-name="P5">Glance <text:a xlink:type="simple" xlink:href="http://glance.openstack.org/"><text:span text:style-name="Internet_20_link">http://glance.openstack.org/</text:span></text:a></text:p>
        <text:p text:style-name="P5"/>
        <text:p text:style-name="P5"><text:span text:style-name="T8">Contribute to Documentation</text:span></text:p>
        <text:p text:style-name="P5">You can collaborate with other authors on the OpenStack documentation for both developers and administrators.</text:p>
        <text:list xml:id="list2127862600" text:style-name="WWNum13">
          <text:list-item>
            <text:p text:style-name="P28">Join the OpenStack Documentation Group on Launchpad: <text:a xlink:type="simple" xlink:href="https://launchpad.net/~openstack-doc"><text:span text:style-name="Internet_20_link">https://launchpad.net/~openstack-doc</text:span></text:a></text:p>
          </text:list-item>
          <text:list-item>
            <text:p text:style-name="P28">Create a Launchpad account and contribute to the <text:a xlink:type="simple" xlink:href="../../../../../../../C:%5CUsers%5Csummer.fouche%5CAppData%5CLocal%5CMicrosoft%5CWindows%5CTemporaryInternetFiles%5CContent.Outlook%5CONNRO7C1%5Cdocs.openstack.org"><text:span text:style-name="Internet_20_link">docs.openstack.org</text:span></text:a> site through the openstack-manuals project.</text:p>
          </text:list-item>
        </text:list>
        <text:list xml:id="list260356163" text:continue-list="list2147275266" text:style-name="WWNum2">
          <text:list-item>
            <text:h text:style-name="P17" text:outline-level="1"><text:bookmark-start text:name="_Toc301431972"/><text:bookmark-start text:name="__RefHeading__1514_414702808"/><text:bookmark text:name="_Toc204412955"/><text:span text:style-name="T5">Social Networks and blogs</text:span><text:bookmark-end text:name="_Toc301431972"/><text:bookmark-end text:name="__RefHeading__1514_414702808"/></text:h>
          </text:list-item>
        </text:list>
        <text:p text:style-name="Standard">You can stay up to date on what’s going on at OpenStack by subscribing to the relevant mailing lists (see Mailing Lists above), <text:s/>following us on one of these social networks, or reading the blogs. </text:p>
        <text:p text:style-name="P13"><text:span text:style-name="T8">Social Networks</text:span></text:p>
        <text:list xml:id="list1888604829" text:style-name="WWNum9">
          <text:list-item>
            <text:p text:style-name="P29">Twitter: <text:a xlink:type="simple" xlink:href="http://www.twitter.com/openstack/"><text:span text:style-name="Internet_20_link">@openstack</text:span></text:a> </text:p>
          </text:list-item>
        </text:list>
        <text:list xml:id="list1453505560" text:style-name="WWNum7">
          <text:list-item>
            <text:p text:style-name="P23"><text:soft-page-break/><text:a xlink:type="simple" xlink:href="http://www.linkedin.com/company/openstack"><text:span text:style-name="Internet_20_link">LinkedIn</text:span></text:a> </text:p>
          </text:list-item>
          <text:list-item>
            <text:p text:style-name="P23"><text:a xlink:type="simple" xlink:href="http://www.facebook.com/pages/OpenStack/104139126308032?v=wall"><text:span text:style-name="Internet_20_link">Facebook</text:span></text:a> </text:p>
          </text:list-item>
        </text:list>
        <text:list xml:id="list1175339992" text:style-name="WWNum8">
          <text:list-item>
            <text:p text:style-name="P24">Ohloh.net: <text:a xlink:type="simple" xlink:href="http://www.ohloh.net/p/openstack"><text:span text:style-name="Internet_20_link">OpenStack</text:span></text:a> | <text:a xlink:type="simple" xlink:href="http://www.ohloh.net/p/novacc"><text:span text:style-name="Internet_20_link">Nova</text:span></text:a> | <text:a xlink:type="simple" xlink:href="http://www.ohloh.net/p/swift"><text:span text:style-name="Internet_20_link">Swift</text:span></text:a></text:p>
          </text:list-item>
          <text:list-item>
            <text:p text:style-name="P24"><text:a xlink:type="simple" xlink:href="http://vimeo.com/user5231339"><text:span text:style-name="Internet_20_link">Vimeo</text:span></text:a></text:p>
          </text:list-item>
          <text:list-item>
            <text:p text:style-name="P24"><text:a xlink:type="simple" xlink:href="http://www.slideshare.net/group/openstackcloud"><text:span text:style-name="Internet_20_link">SlideShare</text:span></text:a></text:p>
          </text:list-item>
          <text:list-item>
            <text:p text:style-name="P24"><text:a xlink:type="simple" xlink:href="http://www.flickr.com/groups/1574695@N22/"><text:span text:style-name="Internet_20_link">Flickr</text:span></text:a></text:p>
          </text:list-item>
        </text:list>
        <text:p text:style-name="P15"><text:span text:style-name="T8">Blogs</text:span></text:p>
        <text:list xml:id="list1313099291" text:style-name="WWNum15">
          <text:list-item>
            <text:p text:style-name="P30">The OpenStack Blog: <text:a xlink:type="simple" xlink:href="http://www.openstack.org/blog/"><text:span text:style-name="Internet_20_link">http://www.openstack.org/blog/</text:span></text:a> </text:p>
          </text:list-item>
          <text:list-item>
            <text:p text:style-name="P30">A blog aggregated from developers and other key players of OpenStack projects: <text:span text:style-name="Internet_20_link">http://planet.openstack.org/ </text:span><text:s/></text:p>
          </text:list-item>
        </text:list>
        <text:list xml:id="list742204912" text:continue-list="list260356163" text:style-name="WWNum2">
          <text:list-item>
            <text:h text:style-name="P17" text:outline-level="1"><text:bookmark-start text:name="_Toc301431973"/><text:bookmark-start text:name="__RefHeading__1516_414702808"/><text:bookmark text:name="_Toc204412956"/><text:span text:style-name="T5">Events</text:span><text:bookmark-end text:name="_Toc301431973"/><text:bookmark-end text:name="__RefHeading__1516_414702808"/></text:h>
          </text:list-item>
        </text:list>
        <text:p text:style-name="P5"><text:a xlink:type="simple" xlink:href="http://openstack.org/community/events/"><text:span text:style-name="Internet_20_link">http://openstack.org/community/events/</text:span></text:a></text:p>
        <text:p text:style-name="P5">OpenStack Design Summits and Conferences take place every 6 months. <text:s/>OpenStack also participates in many cloud and open source conferences throughout the year.</text:p>
        <text:p text:style-name="P5">If you are planning an OpenStack event or meet up and you would like it added to the events page, please email your event information to the OpenStack Community Manager <text:a xlink:type="simple" xlink:href="mailto:communitymngr@openstack.org"><text:span text:style-name="Internet_20_link">communitymngr@openstack.org</text:span></text:a>..</text:p>
        <text:list xml:id="list1245864941" text:continue-numbering="true" text:style-name="WWNum2">
          <text:list-item>
            <text:h text:style-name="P17" text:outline-level="1"><text:bookmark-start text:name="_Toc301431974"/><text:bookmark-start text:name="__RefHeading__1518_414702808"/><text:bookmark text:name="_Toc204412957"/><text:span text:style-name="T5">OpenStack Website Layout</text:span><text:bookmark-end text:name="_Toc301431974"/><text:bookmark-end text:name="__RefHeading__1518_414702808"/></text:h>
          </text:list-item>
        </text:list>
        <text:p text:style-name="Standard">This section details the structure of the openstack.org website. </text:p>
        <text:list xml:id="list1057680429" text:continue-list="list717397819" text:style-name="WWNum3">
          <text:list-item>
            <text:list>
              <text:list-item>
                <text:h text:style-name="P16" text:outline-level="2"><text:bookmark-start text:name="_Toc301431975"/><text:bookmark-start text:name="__RefHeading__1520_414702808"/><text:bookmark text:name="_Toc204412958"/><text:span text:style-name="T5">Home</text:span><text:bookmark-end text:name="_Toc301431975"/><text:span text:style-name="T5"> </text:span><text:bookmark-end text:name="__RefHeading__1520_414702808"/></text:h>
              </text:list-item>
            </text:list>
          </text:list-item>
        </text:list>
        <text:p text:style-name="P3"><text:a xlink:type="simple" xlink:href="http://www.openstack.org/"><text:span text:style-name="Internet_20_link">www.openstack.org</text:span></text:a></text:p>
        <text:p text:style-name="P3"/>
        <text:p text:style-name="P3"><text:span text:style-name="T8">Software</text:span>: Core OpenStack projects and links</text:p>
        <text:p text:style-name="P3"><text:span text:style-name="T8">Community</text:span>: <text:s/>Dynamic number of people and companies involved in OpenStack</text:p>
        <text:p text:style-name="P3"><text:span text:style-name="T8">Latest Activity</text:span>: Dynamically updated content and news about OpenStack pulled from sources across the web </text:p>
        <text:p text:style-name="P3"><text:span text:style-name="T8">What is OpenStack</text:span>: A quick overview of the who and why of OpenStack</text:p>
        <text:list xml:id="list1089454866" text:continue-numbering="true" text:style-name="WWNum3">
          <text:list-item>
            <text:list>
              <text:list-item>
                <text:h text:style-name="P16" text:outline-level="2"><text:bookmark-start text:name="_Toc301431976"/><text:bookmark-start text:name="__RefHeading__1522_414702808"/><text:bookmark text:name="_Toc204412959"/><text:span text:style-name="T5">Projects</text:span><text:bookmark-end text:name="_Toc301431976"/><text:bookmark-end text:name="__RefHeading__1522_414702808"/></text:h>
              </text:list-item>
            </text:list>
          </text:list-item>
        </text:list>
        <text:p text:style-name="P3"><text:a xlink:type="simple" xlink:href="http://www.openstack.org/projects/"><text:span text:style-name="Internet_20_link">http://www.openstack.org/projects/</text:span></text:a></text:p>
        <text:p text:style-name="P3"/>
        <text:p text:style-name="P8"><text:span text:style-name="T8">Compute</text:span>: Links to project page for OpenStack Compute</text:p>
        <text:p text:style-name="P8"><text:soft-page-break/><text:span text:style-name="T8">Storage</text:span>: Links to project page for OpenStack Object Service</text:p>
        <text:p text:style-name="P8"><text:span text:style-name="T8">Image Service</text:span>: Links to project page for OpenStack Image Service</text:p>
        <text:p text:style-name="P3"><text:span text:style-name="T8">Q &amp; A</text:span>: Answers to common questions about the OpenStack community</text:p>
        <text:p text:style-name="P3">The one page OpenStack Datasheet is also available for download here</text:p>
        <text:p text:style-name="P3"><text:span text:style-name="T8">Community Projects</text:span>: A list of projects, and their project leads, related to OpenStack core projects </text:p>
        <text:list xml:id="list1246583662" text:continue-numbering="true" text:style-name="WWNum3">
          <text:list-item>
            <text:list>
              <text:list-item>
                <text:h text:style-name="P16" text:outline-level="2"><text:bookmark-start text:name="_Toc301431977"/><text:bookmark-start text:name="__RefHeading__1524_414702808"/><text:bookmark text:name="_Toc204412960"/><text:span text:style-name="T5">Community</text:span><text:bookmark-end text:name="_Toc301431977"/><text:bookmark-end text:name="__RefHeading__1524_414702808"/></text:h>
              </text:list-item>
            </text:list>
          </text:list-item>
        </text:list>
        <text:p text:style-name="P3"><text:a xlink:type="simple" xlink:href="http://www.openstack.org/community/"><text:span text:style-name="Internet_20_link">http://www.openstack.org/community/</text:span></text:a></text:p>
        <text:p text:style-name="P3"/>
        <text:p text:style-name="P3"><text:span text:style-name="T8">Events:</text:span> links to the upcoming event listings</text:p>
        <text:p text:style-name="P3"><text:span text:style-name="T8">Jobs:</text:span> links to the OpenStack Job Board</text:p>
        <text:p text:style-name="P3"><text:span text:style-name="T8">Participating Companies: </text:span>Links to the logo and solution search site for all company partners in the OpenStack ecosystem</text:p>
        <text:p text:style-name="P3"><text:span text:style-name="T8">OpenStack Code: </text:span>Links to the OpenStack site on Launchpad and the getting started wiki page</text:p>
        <text:p text:style-name="P3"><text:span text:style-name="T8">Mailing Lists: </text:span>Register for one of the mailing Lists</text:p>
        <text:p text:style-name="P3"><text:span text:style-name="T8">IRC: </text:span>the #openstack IRC channel</text:p>
        <text:p text:style-name="P3"><text:span text:style-name="T8">Social Networks: </text:span>other places to keep up to date with what going on with OpenStack</text:p>
        <text:p text:style-name="P3"><text:span text:style-name="T8">User Groups: </text:span>OpenStack user groups around the world</text:p>
        <text:p text:style-name="P3"><text:span text:style-name="T8">World map: </text:span>Contains markers indicating where OpenStack contributors live and OpenStack deployments, around the world. </text:p>
        <text:p text:style-name="P3"><text:span text:style-name="T8">Flickr Feed</text:span>: Pictures from OpenStack events</text:p>
        <text:list xml:id="list729973036" text:continue-numbering="true" text:style-name="WWNum3">
          <text:list-item>
            <text:list>
              <text:list-item>
                <text:h text:style-name="P16" text:outline-level="2"><text:bookmark-start text:name="_Toc301431978"/><text:bookmark-start text:name="__RefHeading__1526_414702808"/><text:bookmark text:name="_Toc204412961"/><text:span text:style-name="T5">Blog</text:span><text:bookmark-end text:name="_Toc301431978"/><text:bookmark-end text:name="__RefHeading__1526_414702808"/></text:h>
              </text:list-item>
            </text:list>
          </text:list-item>
        </text:list>
        <text:p text:style-name="P5"><text:a xlink:type="simple" xlink:href="http://www.openstack.org/blog/"><text:span text:style-name="Internet_20_link">http://www.openstack.org/blog/</text:span></text:a></text:p>
        <text:p text:style-name="P5">Stay up on OpenStack news with the blog. <text:s/>The Community Newsletter is posted every Friday by the community manager. The blog is also available for user content.</text:p>
        <text:list xml:id="list2168039975" text:continue-numbering="true" text:style-name="WWNum3">
          <text:list-item>
            <text:list>
              <text:list-item>
                <text:h text:style-name="P16" text:outline-level="2"><text:bookmark-start text:name="_Toc301431979"/><text:bookmark-start text:name="__RefHeading__1528_414702808"/><text:bookmark text:name="_Toc204412962"/><text:span text:style-name="T5">Wiki</text:span><text:bookmark-end text:name="_Toc301431979"/><text:bookmark-end text:name="__RefHeading__1528_414702808"/></text:h>
              </text:list-item>
            </text:list>
          </text:list-item>
        </text:list>
        <text:p text:style-name="Standard"><text:a xlink:type="simple" xlink:href="http://wiki.openstack.org/"><text:span text:style-name="Internet_20_link">http://wiki.openstack.org/</text:span></text:a>A good place to find answers and detailed instructions, see the Wiki Layout section below for a more detailed description</text:p>
        <text:list xml:id="list1478711918" text:continue-numbering="true" text:style-name="WWNum3">
          <text:list-item>
            <text:list>
              <text:list-item>
                <text:h text:style-name="P16" text:outline-level="2"><text:bookmark-start text:name="_Toc301431980"/><text:bookmark-start text:name="__RefHeading__1530_414702808"/><text:bookmark text:name="_Toc204412963"/><text:span text:style-name="T5">Documentation</text:span><text:bookmark-end text:name="_Toc301431980"/><text:bookmark-end text:name="__RefHeading__1530_414702808"/></text:h>
              </text:list-item>
            </text:list>
          </text:list-item>
        </text:list>
        <text:p text:style-name="P5"><text:a xlink:type="simple" xlink:href="http://docs.openstack.org/"><text:span text:style-name="Internet_20_link">http://docs.openstack.org/</text:span></text:a></text:p>
        <text:p text:style-name="P5"/>
        <text:p text:style-name="P3"><text:span text:style-name="T8">OpenStack Manuals</text:span>: Pick the release you want the manual for. Manuals are available for Compute, the Imaging Service as part of compute, and Object Storage.</text:p>
        <text:p text:style-name="P3"><text:span text:style-name="T8">Related Resources:</text:span> Links to online documentation for all OpenStack core projects.</text:p>
        <text:list xml:id="list1528926589" text:continue-list="list1245864941" text:style-name="WWNum2">
          <text:list-item>
            <text:h text:style-name="P17" text:outline-level="1"><text:bookmark-start text:name="_Toc301431981"/><text:bookmark-start text:name="__RefHeading__1532_414702808"/><text:bookmark text:name="_Toc204412964"/><text:soft-page-break/><text:span text:style-name="T5">OpenStack Wiki Layout</text:span><text:bookmark-end text:name="_Toc301431981"/><text:bookmark-end text:name="__RefHeading__1532_414702808"/></text:h>
          </text:list-item>
        </text:list>
        <text:list xml:id="list354216753" text:continue-list="list1478711918" text:style-name="WWNum3">
          <text:list-item>
            <text:list>
              <text:list-item>
                <text:h text:style-name="P16" text:outline-level="2"><text:bookmark-start text:name="_Toc301431982"/><text:bookmark-start text:name="__RefHeading__1534_414702808"/><text:bookmark text:name="_Toc204412965"/><text:span text:style-name="T5">Starting Page</text:span><text:bookmark-end text:name="_Toc301431982"/><text:bookmark-end text:name="__RefHeading__1534_414702808"/></text:h>
              </text:list-item>
            </text:list>
          </text:list-item>
        </text:list>
        <text:p text:style-name="Standard"><text:a xlink:type="simple" xlink:href="http://wiki.openstack.org/StartingPage"><text:span text:style-name="Internet_20_link">http://wiki.openstack.org/StartingPage</text:span></text:a> </text:p>
        <text:p text:style-name="P3"><text:span text:style-name="T8">Getting Started</text:span>: Links to the page with instructions about installing Nova, Swift and Glance, searching the wiki, how to use Launchpad answers and Launchpad bugs</text:p>
        <text:p text:style-name="P3"><text:span text:style-name="T8">How to Contribute:</text:span> Links to instructions on joining the OpenStack teams in Launchpad and how to contribute after joining (most of this information is also contained in this document)</text:p>
        <text:p text:style-name="P3"><text:span text:style-name="T8">Documentation:</text:span> Links to the wiki page for all software documentation including OpenStack manuals and project documentation</text:p>
        <text:p text:style-name="P3"><text:span text:style-name="T8">Contact:</text:span> <text:s/>Links to contact information for the Chief Architect, the Technical Writer, the Webmaster, and the Community Manager</text:p>
        <text:p text:style-name="P3"><text:span text:style-name="T8">Next Team Meeting: </text:span>A link to the next team meeting on IRC and the agenda</text:p>
        <text:p text:style-name="P3"/>
        <text:p text:style-name="P7"><text:span text:style-name="T13">OpenStack core projects</text:span><text:span text:style-name="T8">: </text:span>Links to information related to getting started with OpenStack and each of the three core projects</text:p>
        <text:p text:style-name="P7"><text:span text:style-name="T13">Contributor’s corner</text:span>: Links to basic information about contributing to OpenStack code, the release cycle, the job listing page, and development release status</text:p>
        <text:p text:style-name="P7"><text:span text:style-name="T13">People and Community</text:span><text:span text:style-name="T8">: </text:span>Links to the core community values of OpenStack, mailing lists, and IRC information, User groups, blogs, the weekly newsletter and the OpenStack forum</text:p>
        <text:list xml:id="list948121914" text:continue-numbering="true" text:style-name="WWNum3">
          <text:list-item>
            <text:list>
              <text:list-item>
                <text:h text:style-name="P16" text:outline-level="2"><text:bookmark-start text:name="_Toc301431983"/><text:bookmark-start text:name="__RefHeading__1536_414702808"/><text:bookmark text:name="_Toc204412966"/><text:span text:style-name="T5">Recent Changes</text:span><text:bookmark-end text:name="_Toc301431983"/><text:bookmark-end text:name="__RefHeading__1536_414702808"/></text:h>
              </text:list-item>
            </text:list>
          </text:list-item>
        </text:list>
        <text:p text:style-name="P5"><text:a xlink:type="simple" xlink:href="http://wiki.openstack.org/RecentChanges"><text:span text:style-name="Internet_20_link">http://wiki.openstack.org/RecentChanges</text:span></text:a> </text:p>
        <text:p text:style-name="P5">A list of the most recent changes, updates, and authors of the wiki </text:p>
        <text:list xml:id="list1689278911" text:continue-numbering="true" text:style-name="WWNum3">
          <text:list-item>
            <text:list>
              <text:list-item>
                <text:h text:style-name="P16" text:outline-level="2"><text:bookmark-start text:name="_Toc301431984"/><text:bookmark-start text:name="__RefHeading__1538_414702808"/><text:bookmark text:name="_Toc204412967"/><text:span text:style-name="T5">Find Page</text:span><text:bookmark-end text:name="_Toc301431984"/><text:bookmark-end text:name="__RefHeading__1538_414702808"/></text:h>
              </text:list-item>
            </text:list>
          </text:list-item>
        </text:list>
        <text:p text:style-name="P5"><text:a xlink:type="simple" xlink:href="http://wiki.openstack.org/FindPage"><text:span text:style-name="Internet_20_link">http://wiki.openstack.org/FindPage</text:span></text:a></text:p>
        <text:p text:style-name="P5">A faceted search for the wiki</text:p>
        <text:list xml:id="list1858473712" text:continue-numbering="true" text:style-name="WWNum3">
          <text:list-item>
            <text:list>
              <text:list-item>
                <text:h text:style-name="P16" text:outline-level="2"><text:bookmark-start text:name="_Toc301431985"/><text:bookmark-start text:name="__RefHeading__1540_414702808"/><text:bookmark text:name="_Toc204412968"/><text:span text:style-name="T5">Help Contents</text:span><text:bookmark-end text:name="_Toc301431985"/><text:bookmark-end text:name="__RefHeading__1540_414702808"/></text:h>
              </text:list-item>
            </text:list>
          </text:list-item>
        </text:list>
        <text:p text:style-name="Standard"><text:a xlink:type="simple" xlink:href="http://wiki.openstack.org/HelpContents"><text:span text:style-name="Internet_20_link">http://wiki.openstack.org/HelpContents</text:span></text:a> </text:p>
        <text:p text:style-name="P4"><text:span text:style-name="T8">Getting Started: </text:span>Links to the page with instructions about installing Nova, Swift and Glance, searching the wiki, how to use Launchpad answers and Launchpad bugs</text:p>
        <text:p text:style-name="P4"><text:span text:style-name="T8">How To: </text:span>Links to the How to Contribute page, Install Instructions, Getting the Code, and Learning bzr and Launchpad</text:p>
        <text:p text:style-name="Standard"/>
      </text:section>
      <text:section text:style-name="Sect1" text:name="Section5">
        <text:p text:style-name="Standard"><text:soft-page-break/></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Wingdings" svg:font-family="Wingdings"/>
    <style:font-face style:name="Ubuntu" svg:font-family="Ubuntu"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nsolas" svg:font-family="Consolas" style:font-family-generic="roman" style:font-pitch="variable"/>
    <style:font-face style:name="Helvetica" svg:font-family="Helvetic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Helvetica1" svg:font-family="Helvetica" style:font-family-generic="system" style:font-pitch="variable"/>
    <style:font-face style:name="Lohit Hindi" svg:font-family="'Lohit Hindi'"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enQuanYi Zen Hei" svg:font-family="'WenQuanYi Zen Hei'" style:font-family-generic="system" style:font-pitch="variable"/>
    <style:font-face style:name="Wingdings1" svg:font-family="Wingding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2pt" fo:language="en" fo:country="US" style:letter-kerning="true" style:font-name-asian="Droid Sans Fallback" style:font-size-asian="12pt" style:language-asian="ja" style:country-asian="JP"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fo:line-height="115%" fo:orphans="2" fo:widows="2" fo:hyphenation-ladder-count="no-limit" style:writing-mode="lr-tb">
        <style:tab-stops>
          <style:tab-stop style:position="0.5in"/>
        </style:tab-stops>
      </style:paragraph-properties>
      <style:text-properties fo:color="#00000a" style:font-name="Calibri" fo:font-size="11pt" style:font-name-asian="WenQuanYi Zen Hei"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default-outline-level="" style:class="text">
      <style:paragraph-properties fo:margin-top="0in" fo:margin-bottom="0.0835in"/>
    </style:style>
    <style:style style:name="List" style:family="paragraph" style:parent-style-name="Text_20_body" style:default-outline-level=""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Text_20_body" style:default-outline-level="1" style:list-style-name="" style:class="text">
      <style:paragraph-properties fo:margin-top="0.3335in" fo:margin-bottom="0in" fo:keep-together="always" fo:keep-with-next="always"/>
      <style:text-properties fo:color="#365f91" style:font-name="Cambria" fo:font-size="14pt" fo:font-weight="bold" style:font-size-asian="14pt" style:font-weight-asian="bold" style:font-size-complex="14pt" style:font-weight-complex="bold"/>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size-complex="13pt" style:font-weight-complex="bold"/>
    </style:style>
    <style:style style:name="Heading_20_3" style:display-name="Heading 3" style:family="paragraph" style:parent-style-name="Standard" style:next-style-name="Text_20_body" style:default-outline-level="3" style:class="text">
      <style:paragraph-properties fo:margin-top="0.139in" fo:margin-bottom="0in" fo:keep-together="always" fo:keep-with-next="always"/>
      <style:text-properties fo:color="#4f81bd" style:font-name="Cambria" fo:font-weight="bold" style:font-weight-asian="bold" style:font-weight-complex="bold"/>
    </style:style>
    <style:style style:name="Heading_20_4" style:display-name="Heading 4" style:family="paragraph" style:parent-style-name="Standard" style:next-style-name="Text_20_body" style:default-outline-level="4" style:class="text">
      <style:paragraph-properties fo:margin-top="0.139in" fo:margin-bottom="0in" fo:keep-together="always" fo:keep-with-next="always"/>
      <style:text-properties fo:color="#4f81bd" style:font-name="Cambria" fo:font-style="italic" fo:font-weight="bold" style:font-style-asian="italic" style:font-weight-asian="bold" style:font-style-complex="italic" style:font-weight-complex="bold"/>
    </style:style>
    <style:style style:name="caption" style:family="paragraph" style:parent-style-name="Standard" style:default-outline-level="">
      <style:paragraph-properties fo:margin-top="0.0835in" fo:margin-bottom="0.0835in" text:number-lines="false" text:line-number="0"/>
      <style:text-properties fo:font-size="12pt" fo:font-style="italic" style:font-size-asian="12pt" style:font-style-asian="italic" style:font-name-complex="Lohit Hindi" style:font-size-complex="12pt" style:font-style-complex="italic"/>
    </style:style>
    <style:style style:name="List_20_Paragraph" style:display-name="List Paragraph" style:family="paragraph" style:parent-style-name="Standard" style:default-outline-level="">
      <style:paragraph-properties fo:margin="100%" fo:margin-left="0.5in" fo:margin-right="0in" fo:text-indent="0in" style:auto-text-indent="false"/>
    </style:style>
    <style:style style:name="Normal_20__28_Web_29_" style:display-name="Normal (Web)"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Plain_20_Text" style:display-name="Plain Text" style:family="paragraph" style:parent-style-name="Standard" style:default-outline-level="">
      <style:paragraph-properties fo:margin-top="0in" fo:margin-bottom="0in" style:line-height-at-least="0.0693in"/>
      <style:text-properties style:font-name="Consolas" fo:font-size="10.5pt" style:font-size-asian="10.5pt" style:font-size-complex="10.5pt"/>
    </style:style>
    <style:style style:name="Contents_20_1" style:display-name="Contents 1" style:family="paragraph" style:parent-style-name="Standard" style:default-outline-level="" style:class="index">
      <style:paragraph-properties fo:margin="100%" fo:margin-left="0in" fo:margin-right="0in" fo:margin-top="0in" fo:margin-bottom="0.0693in" fo:text-indent="0in" style:auto-text-indent="false">
        <style:tab-stops/>
      </style:paragraph-properties>
    </style:style>
    <style:style style:name="line867" style:family="paragraph" style:parent-style-name="Standard" style:default-outline-level="">
      <style:paragraph-properties fo:margin-top="0.0193in" fo:margin-bottom="0.0193in" style:line-height-at-least="0.0693in"/>
      <style:text-properties style:font-name="Times New Roman" fo:font-size="12pt" style:font-name-asian="Times New Roman1" style:font-size-asian="12pt" style:font-name-complex="Times New Roman1" style:font-size-complex="12pt"/>
    </style:style>
    <style:style style:name="Contents_20_Heading" style:display-name="Contents Heading" style:family="paragraph" style:parent-style-name="Heading_20_1" style:default-outline-level="" style:class="index">
      <style:paragraph-properties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style:line-height-at-least="0.0693in"/>
      <style:text-properties style:font-name="Tahoma" fo:font-size="8pt" style:font-size-asian="8pt" style:font-name-complex="Tahoma1" style:font-size-complex="8pt"/>
    </style:style>
    <style:style style:name="Contents_20_2" style:display-name="Contents 2" style:family="paragraph" style:parent-style-name="Standard" style:default-outline-level="" style:class="index">
      <style:paragraph-properties fo:margin="100%" fo:margin-left="0.1528in" fo:margin-right="0in" fo:margin-top="0in" fo:margin-bottom="0.0693in" fo:text-indent="0in" style:auto-text-indent="false">
        <style:tab-stops/>
      </style:paragraph-properties>
    </style:style>
    <style:style style:name="annotation_20_text" style:display-name="annotation text" style:family="paragraph" style:parent-style-name="Standard" style:default-outline-level="">
      <style:paragraph-properties style:line-height-at-least="0.0693in"/>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Head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style:line-height-at-least="0.0693in"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Text_20_body" style:default-outline-level="" style:class="chapter">
      <style:paragraph-properties fo:text-align="center" style:justify-single-word="false"/>
      <style:text-properties fo:color="#4f81bd" style:font-name="Cambria" fo:font-size="12pt" fo:letter-spacing="0.0102in" fo:font-style="italic" style:font-size-asian="12pt" style:font-style-asian="italic" style:font-size-complex="12pt" style:font-style-complex="italic"/>
    </style:style>
    <style:style style:name="Contents_20_3" style:display-name="Contents 3" style:family="paragraph" style:parent-style-name="Standard" style:default-outline-level="" style:class="index">
      <style:paragraph-properties fo:margin="100%" fo:margin-left="0.3055in" fo:margin-right="0in" fo:margin-top="0in" fo:margin-bottom="0.0693in" fo:text-indent="0in" style:auto-text-indent="false">
        <style:tab-stops>
          <style:tab-stop style:position="7.4484in" style:type="right" style:leader-style="dotted" style:leader-text="."/>
        </style:tab-stops>
      </style:paragraph-properties>
    </style:style>
    <style:style style:name="Style1" style:family="paragraph" style:parent-style-name="Heading_20_3" style:default-outline-level="">
      <style:paragraph-properties fo:margin="100%" fo:margin-left="0in" fo:margin-right="0in" fo:text-indent="0in" style:auto-text-indent="false"/>
      <style:text-properties fo:color="#00000a" style:font-name="Calibri" style:font-name-complex="Calibri1"/>
    </style:style>
    <style:style style:name="Contents_20_4" style:display-name="Contents 4" style:family="paragraph" style:parent-style-name="Standard" style:default-outline-level="" style:class="index">
      <style:paragraph-properties fo:margin="100%" fo:margin-left="0.4583in" fo:margin-right="0in" fo:margin-top="0in" fo:margin-bottom="0.0693in" fo:text-indent="0in" style:auto-text-indent="false">
        <style:tab-stops/>
      </style:paragraph-properties>
    </style:style>
    <style:style style:name="Default_20_Paragraph_20_Font" style:display-name="Default Paragraph Font" style:family="text"/>
    <style:style style:name="apple-style-span"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en" style:country-complex="US"/>
    </style:style>
    <style:style style:name="Heading_20_1_20_Char" style:display-name="Heading 1 Char" style:family="text" style:parent-style-name="Default_20_Paragraph_20_Font">
      <style:text-properties fo:color="#365f91" style:font-name="Cambria" fo:font-size="14pt" fo:font-weight="bold" style:font-size-asian="14pt" style:font-weight-asian="bold" style:font-size-complex="14pt" style:font-weight-complex="bold"/>
    </style:style>
    <style:style style:name="Plain_20_Text_20_Char" style:display-name="Plain Text Char" style:family="text" style:parent-style-name="Default_20_Paragraph_20_Font">
      <style:text-properties style:font-name="Consolas" fo:font-size="10.5pt" style:font-size-asian="10.5pt" style:font-size-complex="10.5pt"/>
    </style:style>
    <style:style style:name="Heading_20_2_20_Char" style:display-name="Heading 2 Char" style:family="text" style:parent-style-name="Default_20_Paragraph_20_Font">
      <style:text-properties fo:color="#4f81bd" style:font-name="Cambria" fo:font-size="13pt" fo:font-weight="bold" style:font-size-asian="13pt" style:font-weight-asian="bold" style:font-size-complex="13pt" style:font-weight-complex="bold"/>
    </style:style>
    <style:style style:name="Heading_20_3_20_Char" style:display-name="Heading 3 Char" style:family="text" style:parent-style-name="Default_20_Paragraph_20_Font">
      <style:text-properties fo:color="#4f81bd" style:font-name="Cambria" fo:font-weight="bold" style:font-weight-asian="bold" style:font-weight-complex="bold"/>
    </style:style>
    <style:style style:name="Heading_20_4_20_Char" style:display-name="Heading 4 Char" style:family="text" style:parent-style-name="Default_20_Paragraph_20_Font">
      <style:text-properties fo:color="#4f81bd" style:font-name="Cambria" fo:font-style="italic" fo:font-weight="bold" style:font-style-asian="italic" style:font-weight-asian="bold" style:font-style-complex="italic" style:font-weight-complex="bold"/>
    </style:style>
    <style:style style:name="FollowedHyperlink" style:family="text" style:parent-style-name="Default_20_Paragraph_20_Font">
      <style:text-properties fo:color="#800080" style:text-underline-style="solid" style:text-underline-width="auto" style:text-underline-color="font-color"/>
    </style:style>
    <style:style style:name="screen-name" style:family="text" style:parent-style-name="Default_20_Paragraph_20_Font"/>
    <style:style style:name="Balloon_20_Text_20_Char" style:display-name="Balloon Text Char" style:family="text" style:parent-style-name="Default_20_Paragraph_20_Font">
      <style:text-properties style:font-name="Tahoma" fo:font-size="8pt" style:font-size-asian="8pt" style:font-name-complex="Tahoma1" style:font-size-complex="8pt"/>
    </style:style>
    <style:style style:name="Strong_20_Emphasis" style:display-name="Strong Emphasis" style:family="text" style:parent-style-name="Default_20_Paragraph_20_Font">
      <style:text-properties fo:font-weight="bold" style:font-weight-asian="bold" style:font-weight-complex="bold"/>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ubtitle_20_Char" style:display-name="Subtitle Char" style:family="text" style:parent-style-name="Default_20_Paragraph_20_Font">
      <style:text-properties fo:color="#4f81bd" style:font-name="Cambria" fo:font-size="12pt" fo:letter-spacing="0.0102in" fo:font-style="italic" style:font-size-asian="12pt" style:font-style-asian="italic" style:font-size-complex="12pt" style:font-style-complex="italic"/>
    </style:style>
    <style:style style:name="Style1_20_Char" style:display-name="Style1 Char" style:family="text" style:parent-style-name="Heading_20_3_20_Char">
      <style:text-properties fo:color="#4f81bd" style:font-name="Cambria" fo:font-weight="bold" style:font-weight-asian="bold" style:font-name-complex="Calibri1" style:font-weight-complex="bold"/>
    </style:style>
    <style:style style:name="ListLabel_20_1" style:display-name="ListLabel 1" style:family="text">
      <style:text-properties style:font-name-complex="Courier New1"/>
    </style:style>
    <style:style style:name="ListLabel_20_2" style:display-name="ListLabel 2" style:family="text">
      <style:text-properties fo:font-size="10pt" style:font-size-asian="10pt"/>
    </style:style>
    <style:style style:name="ListLabel_20_3" style:display-name="ListLabel 3" style:family="text">
      <style:text-properties style:font-name-complex="Symbol1"/>
    </style:style>
    <style:style style:name="ListLabel_20_4" style:display-name="ListLabel 4" style:family="text">
      <style:text-properties style:font-name-complex="Courier New1"/>
    </style:style>
    <style:style style:name="ListLabel_20_5" style:display-name="ListLabel 5" style:family="text">
      <style:text-properties style:font-name-complex="Wingdings1"/>
    </style:style>
    <style:style style:name="ListLabel_20_6" style:display-name="ListLabel 6" style:family="text">
      <style:text-properties fo:font-size="10pt" style:font-size-asian="10pt" style:font-name-complex="Symbol1"/>
    </style:style>
    <style:style style:name="ListLabel_20_7" style:display-name="ListLabel 7" style:family="text">
      <style:text-properties fo:font-size="10pt" style:font-size-asian="10pt" style:font-name-complex="Courier New1"/>
    </style:style>
    <style:style style:name="ListLabel_20_8" style:display-name="ListLabel 8" style:family="text">
      <style:text-properties fo:font-size="10pt" style:font-size-asian="10pt" style:font-name-complex="Wingdings1"/>
    </style:style>
    <style:style style:name="ListLabel_20_9" style:display-name="ListLabel 9" style:family="text">
      <style:text-properties style:font-name-complex="Symbol1"/>
    </style:style>
    <style:style style:name="ListLabel_20_10" style:display-name="ListLabel 10" style:family="text">
      <style:text-properties style:font-name-complex="Courier New1"/>
    </style:style>
    <style:style style:name="ListLabel_20_11" style:display-name="ListLabel 11" style:family="text">
      <style:text-properties style:font-name-complex="Wingdings1"/>
    </style:style>
    <style:style style:name="ListLabel_20_12" style:display-name="ListLabel 12" style:family="text">
      <style:text-properties fo:font-size="10pt" style:font-size-asian="10pt" style:font-name-complex="Symbol1"/>
    </style:style>
    <style:style style:name="ListLabel_20_13" style:display-name="ListLabel 13" style:family="text">
      <style:text-properties fo:font-size="10pt" style:font-size-asian="10pt" style:font-name-complex="Courier New1"/>
    </style:style>
    <style:style style:name="ListLabel_20_14" style:display-name="ListLabel 14" style:family="text">
      <style:text-properties fo:font-size="10pt" style:font-size-asian="10pt" style:font-name-complex="Wingdings1"/>
    </style:style>
    <style:style style:name="ListLabel_20_15" style:display-name="ListLabel 15" style:family="text">
      <style:text-properties style:font-name-complex="Symbol1"/>
    </style:style>
    <style:style style:name="ListLabel_20_16" style:display-name="ListLabel 16" style:family="text">
      <style:text-properties style:font-name-complex="Courier New1"/>
    </style:style>
    <style:style style:name="ListLabel_20_17" style:display-name="ListLabel 17" style:family="text">
      <style:text-properties style:font-name-complex="Wingdings1"/>
    </style:style>
    <style:style style:name="ListLabel_20_18" style:display-name="ListLabel 18" style:family="text">
      <style:text-properties fo:font-size="10pt" style:font-size-asian="10pt" style:font-name-complex="Symbol1"/>
    </style:style>
    <style:style style:name="ListLabel_20_19" style:display-name="ListLabel 19" style:family="text">
      <style:text-properties fo:font-size="10pt" style:font-size-asian="10pt" style:font-name-complex="Courier New1"/>
    </style:style>
    <style:style style:name="ListLabel_20_20" style:display-name="ListLabel 20" style:family="text">
      <style:text-properties fo:font-size="10pt" style:font-size-asian="10pt" style:font-name-complex="Wingdings1"/>
    </style:style>
    <style:style style:name="ListLabel_20_21" style:display-name="ListLabel 21" style:family="text">
      <style:text-properties fo:font-size="10pt" style:font-size-asian="10pt"/>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format="">
        <style:list-level-properties text:list-level-position-and-space-mode="label-alignment">
          <style:list-level-label-alignment text:label-followed-by="listtab" text:list-tab-stop-position="0.3in" fo:text-indent="-0.3in" fo:margin-left="0.3in"/>
        </style:list-level-properties>
      </text:list-level-style-number>
      <text:list-level-style-number text:level="2" style:num-format="">
        <style:list-level-properties text:list-level-position-and-space-mode="label-alignment">
          <style:list-level-label-alignment text:label-followed-by="listtab" text:list-tab-stop-position="0.4in" fo:text-indent="-0.4in" fo:margin-left="0.4in"/>
        </style:list-level-properties>
      </text:list-level-style-number>
      <text:list-level-style-number text:level="3" style:num-format="">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format="">
        <style:list-level-properties text:list-level-position-and-space-mode="label-alignment">
          <style:list-level-label-alignment text:label-followed-by="listtab" text:list-tab-stop-position="0.6in" fo:text-indent="-0.6in" fo:margin-left="0.6in"/>
        </style:list-level-properties>
      </text:list-level-style-number>
      <text:list-level-style-number text:level="5" style:num-format="">
        <style:list-level-properties text:list-level-position-and-space-mode="label-alignment">
          <style:list-level-label-alignment text:label-followed-by="listtab" text:list-tab-stop-position="0.7in" fo:text-indent="-0.7in" fo:margin-left="0.7in"/>
        </style:list-level-properties>
      </text:list-level-style-number>
      <text:list-level-style-number text:level="6" style:num-format="">
        <style:list-level-properties text:list-level-position-and-space-mode="label-alignment">
          <style:list-level-label-alignment text:label-followed-by="listtab" text:list-tab-stop-position="0.8in" fo:text-indent="-0.8in" fo:margin-left="0.8in"/>
        </style:list-level-properties>
      </text:list-level-style-number>
      <text:list-level-style-number text:level="7" style:num-format="">
        <style:list-level-properties text:list-level-position-and-space-mode="label-alignment">
          <style:list-level-label-alignment text:label-followed-by="listtab" text:list-tab-stop-position="0.9in" fo:text-indent="-0.9in" fo:margin-left="0.9in"/>
        </style:list-level-properties>
      </text:list-level-style-number>
      <text:list-level-style-number text:level="8" style:num-format="">
        <style:list-level-properties text:list-level-position-and-space-mode="label-alignment">
          <style:list-level-label-alignment text:label-followed-by="listtab" text:list-tab-stop-position="1in" fo:text-indent="-1in" fo:margin-left="1in"/>
        </style:list-level-properties>
      </text:list-level-style-number>
      <text:list-level-style-number text:level="9" style:num-format="">
        <style:list-level-properties text:list-level-position-and-space-mode="label-alignment">
          <style:list-level-label-alignment text:label-followed-by="listtab" text:list-tab-stop-position="1.1in"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8"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5"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5"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ListLabel_20_17"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5"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ListLabel_20_17"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5"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ListLabel_20_17"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0.5in" fo:margin-left="1in" fo:margin-right="1in" style:writing-mode="lr-tb" style:layout-grid-color="#c0c0c0" style:layout-grid-lines="38" style:layout-grid-base-height="0.1591in" style:layout-grid-ruby-height="0.090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0.5in" fo:margin-left="1.25in" fo:margin-right="1.25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footer>
        <text:p text:style-name="Footer"/>
      </style:footer>
    </style:master-page>
    <style:master-page style:name="Converted1" style:page-layout-name="Mpm1">
      <style:footer>
        <text:p text:style-name="Footer"/>
      </style:footer>
    </style:master-page>
    <style:master-page style:name="Converted2" style:page-layout-name="Mpm1">
      <style:footer>
        <text:p text:style-name="Footer"/>
      </style:footer>
    </style:master-page>
    <style:master-page style:name="Converted3" style:page-layout-name="Mpm1">
      <style:footer>
        <text:p text:style-name="Footer"/>
      </style:footer>
    </style:master-page>
    <style:master-page style:name="Converted4" style:page-layout-name="Mpm1">
      <style:footer>
        <text:p text:style-name="Footer"/>
      </style:footer>
    </style:master-page>
    <style:master-page style:name="Converted5" style:page-layout-name="Mpm2">
      <style:footer>
        <text:p text:style-name="Footer"/>
      </style:footer>
    </style:master-page>
    <style:master-page style:name="Converted6" style:page-layout-name="Mpm1">
      <style:footer>
        <text:p text:style-name="Footer"/>
      </style:footer>
    </style:master-page>
    <style:master-page style:name="Converted7"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ummer.fouche</meta:initial-creator>
    <dc:creator>Stefano Maffulli</dc:creator>
    <meta:editing-cycles>10</meta:editing-cycles>
    <meta:creation-date>2012-07-20T18:59:00</meta:creation-date>
    <dc:date>2012-07-20T14:52:55</dc:date>
    <meta:editing-duration>PT9S</meta:editing-duration>
    <meta:generator>LibreOffice/3.5$Linux_x86 LibreOffice_project/350m1$Build-2</meta:generator>
    <meta:document-statistic meta:table-count="0" meta:image-count="0" meta:object-count="0" meta:page-count="18" meta:paragraph-count="346" meta:word-count="3387" meta:character-count="24121" meta:non-whitespace-character-count="21031"/>
    <meta:user-defined meta:name="AppVersion">14.0000</meta:user-defined>
    <meta:user-defined meta:name="Company">Rackspac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